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Merriweather Sans" svg:font-family="'Merriweather Sans'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Table1" style:family="table">
      <style:table-properties style:width="16.949cm" fo:margin-left="0.034cm" fo:margin-right="0.021cm" fo:margin-top="0cm" fo:margin-bottom="0cm" table:align="margins"/>
    </style:style>
    <style:style style:name="Table1.A" style:family="table-column">
      <style:table-column-properties style:column-width="6.235cm" style:rel-column-width="24109*"/>
    </style:style>
    <style:style style:name="Table1.B" style:family="table-column">
      <style:table-column-properties style:column-width="10.714cm" style:rel-column-width="41426*"/>
    </style:style>
    <style:style style:name="Table1.1" style:family="table-row">
      <style:table-row-properties style:row-height="0.85cm" style:keep-together="true" fo:keep-together="auto"/>
    </style:style>
    <style:style style:name="Table1.A1" style:family="table-cell">
      <style:table-cell-properties style:vertical-align="" fo:padding="0cm" fo:border-left="0.035cm solid #000001" fo:border-right="none" fo:border-top="0.035cm solid #000001" fo:border-bottom="0.035cm solid #000001"/>
    </style:style>
    <style:style style:name="Table1.B1" style:family="table-cell">
      <style:table-cell-properties style:vertical-align="" fo:padding="0cm" fo:border="0.035cm solid #000001"/>
    </style:style>
    <style:style style:name="Table1.A2" style:family="table-cell">
      <style:table-cell-properties style:vertical-align="" fo:padding="0cm" fo:border-left="0.035cm solid #000001" fo:border-right="none" fo:border-top="none" fo:border-bottom="0.035cm solid #000001"/>
    </style:style>
    <style:style style:name="Table1.B2" style:family="table-cell">
      <style:table-cell-properties style:vertical-align="" fo:padding="0cm" fo:border-left="0.035cm solid #000001" fo:border-right="0.035cm solid #000001" fo:border-top="none" fo:border-bottom="0.035cm solid #000001"/>
    </style:style>
    <style:style style:name="Table2" style:family="table">
      <style:table-properties style:width="16.972cm" fo:margin-left="0.034cm" fo:margin-right="-0.002cm" fo:margin-top="0cm" fo:margin-bottom="0cm" table:align="margins"/>
    </style:style>
    <style:style style:name="Table2.A" style:family="table-column">
      <style:table-column-properties style:column-width="4.152cm" style:rel-column-width="16034*"/>
    </style:style>
    <style:style style:name="Table2.B" style:family="table-column">
      <style:table-column-properties style:column-width="10.186cm" style:rel-column-width="39330*"/>
    </style:style>
    <style:style style:name="Table2.C" style:family="table-column">
      <style:table-column-properties style:column-width="2.633cm" style:rel-column-width="10171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" fo:padding="0cm" fo:border-left="0.035cm solid #000001" fo:border-right="none" fo:border-top="0.035cm solid #000001" fo:border-bottom="0.035cm solid #000001"/>
    </style:style>
    <style:style style:name="Table2.C1" style:family="table-cell">
      <style:table-cell-properties style:vertical-align="" fo:padding="0cm" fo:border="0.035cm solid #000001"/>
    </style:style>
    <style:style style:name="Table2.2" style:family="table-row">
      <style:table-row-properties style:row-height="0.85cm" style:keep-together="false" fo:keep-together="always"/>
    </style:style>
    <style:style style:name="Table2.A2" style:family="table-cell">
      <style:table-cell-properties style:vertical-align="middle" fo:background-color="transparent" fo:padding="0cm" fo:border-left="0.035cm solid #000001" fo:border-right="none" fo:border-top="none" fo:border-bottom="0.035cm solid #000001">
        <style:background-image/>
      </style:table-cell-properties>
    </style:style>
    <style:style style:name="Table2.C2" style:family="table-cell">
      <style:table-cell-properties style:vertical-align="middle" fo:background-color="transparent" fo:padding="0cm" fo:border-left="0.035cm solid #000001" fo:border-right="0.035cm solid #000001" fo:border-top="none" fo:border-bottom="0.035cm solid #000001">
        <style:background-image/>
      </style:table-cell-properties>
    </style:style>
    <style:style style:name="Table2.A9" style:family="table-cell">
      <style:table-cell-properties style:vertical-align="" fo:padding="0cm" fo:border-left="0.035cm solid #000001" fo:border-right="none" fo:border-top="none" fo:border-bottom="0.035cm solid #000001"/>
    </style:style>
    <style:style style:name="Table2.C9" style:family="table-cell">
      <style:table-cell-properties style:vertical-align="" fo:padding="0cm" fo:border-left="0.035cm solid #000001" fo:border-right="0.035cm solid #000001" fo:border-top="none" fo:border-bottom="0.035cm solid #000001"/>
    </style:style>
    <style:style style:name="Table3" style:family="table">
      <style:table-properties style:width="16.949cm" fo:margin-left="0.034cm" fo:margin-right="0.021cm" fo:margin-top="0cm" fo:margin-bottom="0cm" table:align="margins"/>
    </style:style>
    <style:style style:name="Table3.A" style:family="table-column">
      <style:table-column-properties style:column-width="6.235cm" style:rel-column-width="24109*"/>
    </style:style>
    <style:style style:name="Table3.B" style:family="table-column">
      <style:table-column-properties style:column-width="10.714cm" style:rel-column-width="41426*"/>
    </style:style>
    <style:style style:name="Table3.1" style:family="table-row">
      <style:table-row-properties style:row-height="0.85cm" style:keep-together="true" fo:keep-together="auto"/>
    </style:style>
    <style:style style:name="Table3.A1" style:family="table-cell">
      <style:table-cell-properties style:vertical-align="" fo:padding="0cm" fo:border-left="0.035cm solid #000001" fo:border-right="none" fo:border-top="0.035cm solid #000001" fo:border-bottom="0.035cm solid #000001"/>
    </style:style>
    <style:style style:name="Table3.B1" style:family="table-cell">
      <style:table-cell-properties style:vertical-align="" fo:padding="0cm" fo:border="0.035cm solid #000001"/>
    </style:style>
    <style:style style:name="Table3.A2" style:family="table-cell">
      <style:table-cell-properties style:vertical-align="" fo:padding="0cm" fo:border-left="0.035cm solid #000001" fo:border-right="none" fo:border-top="none" fo:border-bottom="0.035cm solid #000001"/>
    </style:style>
    <style:style style:name="Table3.B2" style:family="table-cell">
      <style:table-cell-properties style:vertical-align="" fo:padding="0cm" fo:border-left="0.035cm solid #000001" fo:border-right="0.035cm solid #000001" fo:border-top="none" fo:border-bottom="0.035cm solid #000001"/>
    </style:style>
    <style:style style:name="Table4" style:family="table">
      <style:table-properties style:width="16.972cm" fo:margin-left="0.034cm" fo:margin-right="-0.002cm" fo:margin-top="0cm" fo:margin-bottom="0cm" table:align="margins"/>
    </style:style>
    <style:style style:name="Table4.A" style:family="table-column">
      <style:table-column-properties style:column-width="4.152cm" style:rel-column-width="16034*"/>
    </style:style>
    <style:style style:name="Table4.B" style:family="table-column">
      <style:table-column-properties style:column-width="10.186cm" style:rel-column-width="39330*"/>
    </style:style>
    <style:style style:name="Table4.C" style:family="table-column">
      <style:table-column-properties style:column-width="2.633cm" style:rel-column-width="10171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="0cm" fo:border-left="0.035cm solid #000001" fo:border-right="none" fo:border-top="0.035cm solid #000001" fo:border-bottom="0.035cm solid #000001"/>
    </style:style>
    <style:style style:name="Table4.C1" style:family="table-cell">
      <style:table-cell-properties style:vertical-align="" fo:padding="0cm" fo:border="0.035cm solid #000001"/>
    </style:style>
    <style:style style:name="Table4.2" style:family="table-row">
      <style:table-row-properties style:row-height="0.85cm" style:keep-together="false" fo:keep-together="always"/>
    </style:style>
    <style:style style:name="Table4.A2" style:family="table-cell">
      <style:table-cell-properties style:vertical-align="middle" fo:background-color="transparent" fo:padding="0cm" fo:border-left="0.035cm solid #000001" fo:border-right="none" fo:border-top="none" fo:border-bottom="0.035cm solid #000001">
        <style:background-image/>
      </style:table-cell-properties>
    </style:style>
    <style:style style:name="Table4.C2" style:family="table-cell">
      <style:table-cell-properties style:vertical-align="middle" fo:background-color="transparent" fo:padding="0cm" fo:border-left="0.035cm solid #000001" fo:border-right="0.035cm solid #000001" fo:border-top="none" fo:border-bottom="0.035cm solid #000001">
        <style:background-image/>
      </style:table-cell-properties>
    </style:style>
    <style:style style:name="Table4.A9" style:family="table-cell">
      <style:table-cell-properties style:vertical-align="" fo:padding="0cm" fo:border-left="0.035cm solid #000001" fo:border-right="none" fo:border-top="none" fo:border-bottom="0.035cm solid #000001"/>
    </style:style>
    <style:style style:name="Table4.C9" style:family="table-cell">
      <style:table-cell-properties style:vertical-align="" fo:padding="0cm" fo:border-left="0.035cm solid #000001" fo:border-right="0.035cm solid #000001" fo:border-top="none" fo:border-bottom="0.035cm solid #000001"/>
    </style:style>
    <style:style style:name="Table5" style:family="table">
      <style:table-properties style:width="16.949cm" fo:margin-left="0.034cm" fo:margin-right="0.021cm" fo:margin-top="0cm" fo:margin-bottom="0cm" table:align="margins"/>
    </style:style>
    <style:style style:name="Table5.A" style:family="table-column">
      <style:table-column-properties style:column-width="6.235cm" style:rel-column-width="24109*"/>
    </style:style>
    <style:style style:name="Table5.B" style:family="table-column">
      <style:table-column-properties style:column-width="10.714cm" style:rel-column-width="41426*"/>
    </style:style>
    <style:style style:name="Table5.1" style:family="table-row">
      <style:table-row-properties style:row-height="0.85cm" style:keep-together="true" fo:keep-together="auto"/>
    </style:style>
    <style:style style:name="Table5.A1" style:family="table-cell">
      <style:table-cell-properties style:vertical-align="" fo:padding="0cm" fo:border-left="0.035cm solid #000001" fo:border-right="none" fo:border-top="0.035cm solid #000001" fo:border-bottom="0.035cm solid #000001"/>
    </style:style>
    <style:style style:name="Table5.B1" style:family="table-cell">
      <style:table-cell-properties style:vertical-align="" fo:padding="0cm" fo:border="0.035cm solid #000001"/>
    </style:style>
    <style:style style:name="Table5.A2" style:family="table-cell">
      <style:table-cell-properties style:vertical-align="" fo:padding="0cm" fo:border-left="0.035cm solid #000001" fo:border-right="none" fo:border-top="none" fo:border-bottom="0.035cm solid #000001"/>
    </style:style>
    <style:style style:name="Table5.B2" style:family="table-cell">
      <style:table-cell-properties style:vertical-align="" fo:padding="0cm" fo:border-left="0.035cm solid #000001" fo:border-right="0.035cm solid #000001" fo:border-top="none" fo:border-bottom="0.035cm solid #000001"/>
    </style:style>
    <style:style style:name="Table6" style:family="table">
      <style:table-properties style:width="16.972cm" fo:margin-left="0.034cm" fo:margin-right="-0.002cm" fo:margin-top="0cm" fo:margin-bottom="0cm" table:align="margins"/>
    </style:style>
    <style:style style:name="Table6.A" style:family="table-column">
      <style:table-column-properties style:column-width="4.152cm" style:rel-column-width="16034*"/>
    </style:style>
    <style:style style:name="Table6.B" style:family="table-column">
      <style:table-column-properties style:column-width="10.186cm" style:rel-column-width="39330*"/>
    </style:style>
    <style:style style:name="Table6.C" style:family="table-column">
      <style:table-column-properties style:column-width="2.633cm" style:rel-column-width="10171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="0cm" fo:border-left="0.035cm solid #000001" fo:border-right="none" fo:border-top="0.035cm solid #000001" fo:border-bottom="0.035cm solid #000001"/>
    </style:style>
    <style:style style:name="Table6.C1" style:family="table-cell">
      <style:table-cell-properties style:vertical-align="" fo:padding="0cm" fo:border="0.035cm solid #000001"/>
    </style:style>
    <style:style style:name="Table6.2" style:family="table-row">
      <style:table-row-properties style:row-height="0.85cm" style:keep-together="false" fo:keep-together="always"/>
    </style:style>
    <style:style style:name="Table6.A2" style:family="table-cell">
      <style:table-cell-properties style:vertical-align="middle" fo:background-color="transparent" fo:padding="0cm" fo:border-left="0.035cm solid #000001" fo:border-right="none" fo:border-top="none" fo:border-bottom="0.035cm solid #000001">
        <style:background-image/>
      </style:table-cell-properties>
    </style:style>
    <style:style style:name="Table6.C2" style:family="table-cell">
      <style:table-cell-properties style:vertical-align="middle" fo:background-color="transparent" fo:padding="0cm" fo:border-left="0.035cm solid #000001" fo:border-right="0.035cm solid #000001" fo:border-top="none" fo:border-bottom="0.035cm solid #000001">
        <style:background-image/>
      </style:table-cell-properties>
    </style:style>
    <style:style style:name="Table6.A9" style:family="table-cell">
      <style:table-cell-properties style:vertical-align="" fo:padding="0cm" fo:border-left="0.035cm solid #000001" fo:border-right="none" fo:border-top="none" fo:border-bottom="0.035cm solid #000001"/>
    </style:style>
    <style:style style:name="Table6.C9" style:family="table-cell">
      <style:table-cell-properties style:vertical-align="" fo:padding="0cm" fo:border-left="0.035cm solid #000001" fo:border-right="0.035cm solid #000001" fo:border-top="none" fo:border-bottom="0.035cm solid #000001"/>
    </style:style>
    <style:style style:name="Table7" style:family="table">
      <style:table-properties style:width="16.949cm" fo:margin-left="0.034cm" fo:margin-right="0.021cm" fo:margin-top="0cm" fo:margin-bottom="0cm" table:align="margins"/>
    </style:style>
    <style:style style:name="Table7.A" style:family="table-column">
      <style:table-column-properties style:column-width="6.235cm" style:rel-column-width="24109*"/>
    </style:style>
    <style:style style:name="Table7.B" style:family="table-column">
      <style:table-column-properties style:column-width="10.714cm" style:rel-column-width="41426*"/>
    </style:style>
    <style:style style:name="Table7.1" style:family="table-row">
      <style:table-row-properties style:row-height="0.85cm" style:keep-together="true" fo:keep-together="auto"/>
    </style:style>
    <style:style style:name="Table7.A1" style:family="table-cell">
      <style:table-cell-properties style:vertical-align="" fo:padding="0cm" fo:border-left="0.035cm solid #000001" fo:border-right="none" fo:border-top="0.035cm solid #000001" fo:border-bottom="0.035cm solid #000001"/>
    </style:style>
    <style:style style:name="Table7.B1" style:family="table-cell">
      <style:table-cell-properties style:vertical-align="" fo:padding="0cm" fo:border="0.035cm solid #000001"/>
    </style:style>
    <style:style style:name="Table7.A2" style:family="table-cell">
      <style:table-cell-properties style:vertical-align="" fo:padding="0cm" fo:border-left="0.035cm solid #000001" fo:border-right="none" fo:border-top="none" fo:border-bottom="0.035cm solid #000001"/>
    </style:style>
    <style:style style:name="Table7.B2" style:family="table-cell">
      <style:table-cell-properties style:vertical-align="" fo:padding="0cm" fo:border-left="0.035cm solid #000001" fo:border-right="0.035cm solid #000001" fo:border-top="none" fo:border-bottom="0.035cm solid #000001"/>
    </style:style>
    <style:style style:name="Table8" style:family="table">
      <style:table-properties style:width="16.972cm" fo:margin-left="0.034cm" fo:margin-right="-0.002cm" fo:margin-top="0cm" fo:margin-bottom="0cm" table:align="margins"/>
    </style:style>
    <style:style style:name="Table8.A" style:family="table-column">
      <style:table-column-properties style:column-width="4.152cm" style:rel-column-width="16034*"/>
    </style:style>
    <style:style style:name="Table8.B" style:family="table-column">
      <style:table-column-properties style:column-width="10.186cm" style:rel-column-width="39330*"/>
    </style:style>
    <style:style style:name="Table8.C" style:family="table-column">
      <style:table-column-properties style:column-width="2.633cm" style:rel-column-width="10171*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="0cm" fo:border-left="0.035cm solid #000001" fo:border-right="none" fo:border-top="0.035cm solid #000001" fo:border-bottom="0.035cm solid #000001"/>
    </style:style>
    <style:style style:name="Table8.C1" style:family="table-cell">
      <style:table-cell-properties style:vertical-align="" fo:padding="0cm" fo:border="0.035cm solid #000001"/>
    </style:style>
    <style:style style:name="Table8.2" style:family="table-row">
      <style:table-row-properties style:row-height="0.85cm" style:keep-together="false" fo:keep-together="always"/>
    </style:style>
    <style:style style:name="Table8.A2" style:family="table-cell">
      <style:table-cell-properties style:vertical-align="middle" fo:background-color="transparent" fo:padding="0cm" fo:border-left="0.035cm solid #000001" fo:border-right="none" fo:border-top="none" fo:border-bottom="0.035cm solid #000001">
        <style:background-image/>
      </style:table-cell-properties>
    </style:style>
    <style:style style:name="Table8.C2" style:family="table-cell">
      <style:table-cell-properties style:vertical-align="middle" fo:background-color="transparent" fo:padding="0cm" fo:border-left="0.035cm solid #000001" fo:border-right="0.035cm solid #000001" fo:border-top="none" fo:border-bottom="0.035cm solid #000001">
        <style:background-image/>
      </style:table-cell-properties>
    </style:style>
    <style:style style:name="Table8.A9" style:family="table-cell">
      <style:table-cell-properties style:vertical-align="" fo:padding="0cm" fo:border-left="0.035cm solid #000001" fo:border-right="none" fo:border-top="none" fo:border-bottom="0.035cm solid #000001"/>
    </style:style>
    <style:style style:name="Table8.C9" style:family="table-cell">
      <style:table-cell-properties style:vertical-align="" fo:padding="0cm" fo:border-left="0.035cm solid #000001" fo:border-right="0.035cm solid #000001" fo:border-top="none" fo:border-bottom="0.035cm solid #000001"/>
    </style:style>
    <style:style style:name="P1" style:family="paragraph" style:parent-style-name="Header">
      <style:paragraph-properties fo:padding="0.101cm" fo:border-left="none" fo:border-right="none" fo:border-top="none" fo:border-bottom="0.018cm solid #000000" style:shadow="none"/>
    </style:style>
    <style:style style:name="P2" style:family="paragraph" style:parent-style-name="Standard">
      <style:paragraph-properties loext:contextual-spacing="false" fo:margin-top="0cm" fo:margin-bottom="0.212cm"/>
      <style:text-properties style:font-name="Merriweather Sans" fo:font-size="14pt" fo:font-weight="bold" style:font-name-asian="Arial2" style:font-size-asian="14pt" style:font-weight-asian="bold" style:font-name-complex="Arial2" style:font-size-complex="14pt"/>
    </style:style>
    <style:style style:name="P3" style:family="paragraph" style:parent-style-name="Standard">
      <style:paragraph-properties loext:contextual-spacing="false" fo:margin-top="0cm" fo:margin-bottom="0.212cm"/>
      <style:text-properties style:font-name="Merriweather Sans" fo:font-size="11pt" style:font-name-asian="Arial2" style:font-size-asian="11pt" style:font-name-complex="Arial2" style:font-size-complex="11pt"/>
    </style:style>
    <style:style style:name="P4" style:family="paragraph" style:parent-style-name="Standard">
      <style:paragraph-properties loext:contextual-spacing="false" fo:margin-top="0cm" fo:margin-bottom="0.212cm"/>
      <style:text-properties style:font-name="Merriweather Sans" fo:font-size="11pt" style:font-size-asian="11pt" style:font-size-complex="11pt"/>
    </style:style>
    <style:style style:name="P5" style:family="paragraph" style:parent-style-name="Standard">
      <style:paragraph-properties loext:contextual-spacing="false" fo:margin-top="0cm" fo:margin-bottom="0.212cm"/>
      <style:text-properties style:font-name="Merriweather Sans"/>
    </style:style>
    <style:style style:name="P6" style:family="paragraph" style:parent-style-name="Standard">
      <style:paragraph-properties loext:contextual-spacing="false" fo:margin-top="0cm" fo:margin-bottom="0.212cm"/>
      <style:text-properties fo:color="#666666" style:font-name="Merriweather Sans" fo:font-size="9pt" style:font-name-asian="Arial2" style:font-size-asian="9pt" style:font-name-complex="Arial2" style:font-size-complex="9pt"/>
    </style:style>
    <style:style style:name="P7" style:family="paragraph" style:parent-style-name="Standard">
      <style:paragraph-properties loext:contextual-spacing="false" fo:margin-top="0cm" fo:margin-bottom="0.212cm" fo:break-before="page"/>
      <style:text-properties style:font-name="Merriweather Sans" fo:font-size="14pt" fo:font-weight="bold" style:font-name-asian="Arial2" style:font-size-asian="14pt" style:font-weight-asian="bold" style:font-name-complex="Arial2" style:font-size-complex="14pt"/>
    </style:style>
    <style:style style:name="P8" style:family="paragraph" style:parent-style-name="Standard">
      <style:paragraph-properties loext:contextual-spacing="false" fo:margin-top="0cm" fo:margin-bottom="0cm" fo:line-height="100%"/>
      <style:text-properties style:font-name="Merriweather Sans" fo:font-size="11pt" style:font-name-asian="Arial2" style:font-size-asian="11pt" style:font-name-complex="Arial2" style:font-size-complex="11pt"/>
    </style:style>
    <style:style style:name="P9" style:family="paragraph" style:parent-style-name="Standard">
      <style:paragraph-properties loext:contextual-spacing="false" fo:margin-top="0cm" fo:margin-bottom="0cm" fo:line-height="100%" fo:orphans="0" fo:widows="0"/>
      <style:text-properties style:font-name="Merriweather Sans" fo:font-size="11pt" style:font-name-asian="Arial2" style:font-size-asian="11pt" style:font-name-complex="Arial2" style:font-size-complex="11pt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Merriweather Sans" fo:font-size="11pt" style:font-name-asian="Arial2" style:font-size-asian="11pt" style:font-name-complex="Arial2" style:font-size-complex="11pt"/>
    </style:style>
    <style:style style:name="P11" style:family="paragraph" style:parent-style-name="Standard">
      <style:paragraph-properties loext:contextual-spacing="false" fo:margin-top="0.199cm" fo:margin-bottom="0cm"/>
      <style:text-properties style:font-name="Merriweather Sans" fo:font-size="11pt" style:font-name-asian="Arial2" style:font-size-asian="11pt" style:font-name-complex="Arial2" style:font-size-complex="11pt"/>
    </style:style>
    <style:style style:name="P12" style:family="paragraph" style:parent-style-name="Standard">
      <style:paragraph-properties loext:contextual-spacing="false" fo:margin-left="0.199cm" fo:margin-right="0.199cm" fo:margin-top="0.199cm" fo:margin-bottom="0.199cm" fo:line-height="100%" fo:text-indent="0cm" style:auto-text-indent="false"/>
      <style:text-properties style:font-name="Merriweather Sans" fo:font-size="11pt" style:font-name-asian="Arial2" style:font-size-asian="11pt" style:font-name-complex="Arial2" style:font-size-complex="11pt"/>
    </style:style>
    <style:style style:name="P13" style:family="paragraph" style:parent-style-name="Standard">
      <style:paragraph-properties loext:contextual-spacing="false" fo:margin-left="0.199cm" fo:margin-right="0.199cm" fo:margin-top="0.199cm" fo:margin-bottom="0.199cm" fo:line-height="100%" fo:orphans="0" fo:widows="0" fo:text-indent="0cm" style:auto-text-indent="false"/>
      <style:text-properties style:font-name="Merriweather Sans" fo:font-size="11pt" style:font-name-asian="Arial2" style:font-size-asian="11pt" style:font-name-complex="Arial2" style:font-size-complex="11pt"/>
    </style:style>
    <style:style style:name="P14" style:family="paragraph" style:parent-style-name="FormTable">
      <style:text-properties style:font-name="Merriweather Sans" style:font-name-asian="Arial2" style:font-name-complex="Arial2"/>
    </style:style>
    <style:style style:name="P15" style:family="paragraph" style:parent-style-name="Standard" style:master-page-name="Standard">
      <style:paragraph-properties loext:contextual-spacing="false" fo:margin-top="0cm" fo:margin-bottom="0.212cm" style:page-number="1"/>
      <style:text-properties style:font-name="Merriweather Sans" fo:font-size="20pt" fo:font-weight="bold" style:font-name-asian="Arial2" style:font-size-asian="20pt" style:font-weight-asian="bold" style:font-name-complex="Arial2" style:font-size-complex="20pt"/>
    </style:style>
    <style:style style:name="P16" style:family="paragraph">
      <style:paragraph-properties fo:text-align="start"/>
      <style:text-properties style:text-line-through-style="none" style:font-name="Arial1" fo:font-size="12pt" fo:font-style="normal" style:text-underline-style="none" fo:font-weight="normal"/>
    </style:style>
    <style:style style:name="T1" style:family="text">
      <style:text-properties style:font-name="Merriweather Sans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Merriweather Sans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3" style:family="text">
      <style:text-properties style:font-name-asian="Arial2" style:font-name-complex="Arial2"/>
    </style:style>
    <style:style style:name="T4" style:family="text">
      <style:text-properties fo:font-weight="bold" style:font-name-asian="Arial2" style:font-weight-asian="bold" style:font-name-complex="Arial2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666666"/>
    </style:style>
    <style:style style:name="T7" style:family="text">
      <style:text-properties fo:color="#666666" fo:font-size="9pt" style:font-name-asian="Arial2" style:font-size-asian="9pt" style:font-name-complex="Arial2" style:font-size-complex="9pt"/>
    </style:style>
    <style:style style:name="gr1" style:family="graphic">
      <style:graphic-properties style:protect="position siz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protect="position size" style:wrap="run-through" style:number-wrapped-paragraphs="no-limit" style:vertical-pos="from-top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Text Box 8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Text Box 4" form:control-implementation="ooo:com.sun.star.form.component.NumericField" xml:id="control2" form:id="control2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ObjIDinMSO" office:value-type="float" office:value=""/>
            </form:properties>
          </form:formatted-text>
          <form:formatted-text form:name="Text Box 4" form:control-implementation="ooo:com.sun.star.form.component.NumericField" xml:id="control3" form:id="control3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ObjIDinMSO" office:value-type="float" office:value=""/>
            </form:properties>
          </form:formatted-text>
          <form:formatted-text form:name="Text Box 4" form:control-implementation="ooo:com.sun.star.form.component.NumericField" xml:id="control4" form:id="control4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ObjIDinMSO" office:value-type="float" office:value=""/>
            </form:properties>
          </form:formatted-text>
          <form:formatted-text form:name="Text Box 4" form:control-implementation="ooo:com.sun.star.form.component.NumericField" xml:id="control5" form:id="control5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ObjIDinMSO" office:value-type="float" office:value=""/>
            </form:properties>
          </form:formatted-text>
          <form:formatted-text form:name="Text Box 4" form:control-implementation="ooo:com.sun.star.form.component.NumericField" xml:id="control6" form:id="control6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ObjIDinMSO" office:value-type="float" office:value=""/>
            </form:properties>
          </form:formatted-text>
          <form:text form:name="Text Box 8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Text Box 4" form:control-implementation="ooo:com.sun.star.form.component.NumericField" xml:id="control48" form:id="control48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ObjIDinMSO" office:value-type="float" office:value=""/>
            </form:properties>
          </form:formatted-text>
          <form:formatted-text form:name="Text Box 4" form:control-implementation="ooo:com.sun.star.form.component.NumericField" xml:id="control49" form:id="control49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ObjIDinMSO" office:value-type="float" office:value=""/>
            </form:properties>
          </form:formatted-text>
          <form:formatted-text form:name="Text Box 4" form:control-implementation="ooo:com.sun.star.form.component.NumericField" xml:id="control50" form:id="control50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ObjIDinMSO" office:value-type="float" office:value=""/>
            </form:properties>
          </form:formatted-text>
          <form:formatted-text form:name="Text Box 4" form:control-implementation="ooo:com.sun.star.form.component.NumericField" xml:id="control51" form:id="control51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ObjIDinMSO" office:value-type="float" office:value=""/>
            </form:properties>
          </form:formatted-text>
          <form:formatted-text form:name="Text Box 4" form:control-implementation="ooo:com.sun.star.form.component.NumericField" xml:id="control52" form:id="control52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ObjIDinMSO" office:value-type="float" office:value=""/>
            </form:properties>
          </form:formatted-text>
          <form:text form:name="Text Box 8" form:control-implementation="ooo:com.sun.star.form.component.TextField" xml:id="control53" form:id="control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54" form:id="control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55" form:id="control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56" form:id="control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57" form:id="control5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58" form:id="control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59" form:id="control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60" form:id="control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61" form:id="control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62" form:id="control6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63" form:id="control6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64" form:id="control6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65" form:id="control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66" form:id="control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67" form:id="control6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68" form:id="control6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69" form:id="control6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70" form:id="control7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71" form:id="control7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72" form:id="control7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73" form:id="control7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74" form:id="control7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75" form:id="control7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76" form:id="control7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77" form:id="control7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78" form:id="control7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79" form:id="control7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80" form:id="control8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81" form:id="control8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82" form:id="control8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83" form:id="control8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84" form:id="control8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85" form:id="control8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86" form:id="control8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87" form:id="control8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88" form:id="control8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89" form:id="control8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90" form:id="control9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91" form:id="control9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92" form:id="control9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93" form:id="control9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94" form:id="control9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Text Box 4" form:control-implementation="ooo:com.sun.star.form.component.NumericField" xml:id="control95" form:id="control95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ObjIDinMSO" office:value-type="float" office:value=""/>
            </form:properties>
          </form:formatted-text>
          <form:formatted-text form:name="Text Box 4" form:control-implementation="ooo:com.sun.star.form.component.NumericField" xml:id="control96" form:id="control96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ObjIDinMSO" office:value-type="float" office:value=""/>
            </form:properties>
          </form:formatted-text>
          <form:formatted-text form:name="Text Box 4" form:control-implementation="ooo:com.sun.star.form.component.NumericField" xml:id="control97" form:id="control97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ObjIDinMSO" office:value-type="float" office:value=""/>
            </form:properties>
          </form:formatted-text>
          <form:formatted-text form:name="Text Box 4" form:control-implementation="ooo:com.sun.star.form.component.NumericField" xml:id="control98" form:id="control98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ObjIDinMSO" office:value-type="float" office:value=""/>
            </form:properties>
          </form:formatted-text>
          <form:formatted-text form:name="Text Box 4" form:control-implementation="ooo:com.sun.star.form.component.NumericField" xml:id="control99" form:id="control99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ObjIDinMSO" office:value-type="float" office:value=""/>
            </form:properties>
          </form:formatted-text>
          <form:text form:name="Text Box 8" form:control-implementation="ooo:com.sun.star.form.component.TextField" xml:id="control100" form:id="control10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01" form:id="control10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02" form:id="control10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03" form:id="control10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04" form:id="control10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05" form:id="control10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06" form:id="control10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07" form:id="control10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08" form:id="control10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09" form:id="control10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10" form:id="control1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11" form:id="control1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12" form:id="control1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13" form:id="control1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14" form:id="control1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15" form:id="control1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16" form:id="control1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17" form:id="control1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18" form:id="control1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19" form:id="control1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20" form:id="control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21" form:id="control1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22" form:id="control1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23" form:id="control1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24" form:id="control1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25" form:id="control1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26" form:id="control1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27" form:id="control1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28" form:id="control1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29" form:id="control1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30" form:id="control1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31" form:id="control1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32" form:id="control1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33" form:id="control1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34" form:id="control1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35" form:id="control1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36" form:id="control1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37" form:id="control1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38" form:id="control1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39" form:id="control1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40" form:id="control1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41" form:id="control1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Text Box 4" form:control-implementation="ooo:com.sun.star.form.component.NumericField" xml:id="control142" form:id="control142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ObjIDinMSO" office:value-type="float" office:value=""/>
            </form:properties>
          </form:formatted-text>
          <form:formatted-text form:name="Text Box 4" form:control-implementation="ooo:com.sun.star.form.component.NumericField" xml:id="control143" form:id="control143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ObjIDinMSO" office:value-type="float" office:value=""/>
            </form:properties>
          </form:formatted-text>
          <form:formatted-text form:name="Text Box 4" form:control-implementation="ooo:com.sun.star.form.component.NumericField" xml:id="control144" form:id="control144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ObjIDinMSO" office:value-type="float" office:value=""/>
            </form:properties>
          </form:formatted-text>
          <form:formatted-text form:name="Text Box 4" form:control-implementation="ooo:com.sun.star.form.component.NumericField" xml:id="control145" form:id="control145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ObjIDinMSO" office:value-type="float" office:value=""/>
            </form:properties>
          </form:formatted-text>
          <form:formatted-text form:name="Text Box 4" form:control-implementation="ooo:com.sun.star.form.component.NumericField" xml:id="control146" form:id="control146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ObjIDinMSO" office:value-type="float" office:value=""/>
            </form:properties>
          </form:formatted-text>
          <form:text form:name="Text Box 8" form:control-implementation="ooo:com.sun.star.form.component.TextField" xml:id="control147" form:id="control1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48" form:id="control1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49" form:id="control1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50" form:id="control1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51" form:id="control1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52" form:id="control1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53" form:id="control1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54" form:id="control1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55" form:id="control1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56" form:id="control1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57" form:id="control15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58" form:id="control1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59" form:id="control1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60" form:id="control1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61" form:id="control1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62" form:id="control16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63" form:id="control16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64" form:id="control16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65" form:id="control1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66" form:id="control1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67" form:id="control16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68" form:id="control16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69" form:id="control16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70" form:id="control17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71" form:id="control17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72" form:id="control17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73" form:id="control17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74" form:id="control17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75" form:id="control17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76" form:id="control17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77" form:id="control17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78" form:id="control17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79" form:id="control17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80" form:id="control18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81" form:id="control18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82" form:id="control18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83" form:id="control18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84" form:id="control18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85" form:id="control18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86" form:id="control18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87" form:id="control18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8" form:control-implementation="ooo:com.sun.star.form.component.TextField" xml:id="control188" form:id="control18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echnically competent manager details</text:p>
      <text:p text:style-name="P3"><text:span text:style-name="T5">Save this form on your computer. Open it, type the details, then save and upload it. <text:line-break/></text:span>If you prefer, you can print it out, fill it in and then scan and upload it.</text:p>
      <text:p text:style-name="P3">Give details for every manager who will be responsible for the permitted operations.</text:p>
      <text:p text:style-name="P2">Technically competent manager 1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First name</text:p>
          </table:table-cell>
          <table:table-cell table:style-name="Table1.B1" office:value-type="string">
            <text:p text:style-name="P10"><draw:control text:anchor-type="as-char" svg:y="-0.621cm" draw:z-index="1" draw:name="M1-first-name" draw:style-name="gr2" draw:text-style-name="P16" svg:width="10.701cm" svg:height="0.802cm" draw:control="control2"/></text:p>
          </table:table-cell>
        </table:table-row>
        <table:table-row table:style-name="Table1.1">
          <table:table-cell table:style-name="Table1.A2" office:value-type="string">
            <text:p text:style-name="P12">Last name</text:p>
          </table:table-cell>
          <table:table-cell table:style-name="Table1.B2" office:value-type="string">
            <text:p text:style-name="P10"><draw:control text:anchor-type="as-char" svg:y="-0.621cm" draw:z-index="2" draw:name="M1-last-name" draw:style-name="gr2" draw:text-style-name="P16" svg:width="10.701cm" svg:height="0.802cm" draw:control="control3"/></text:p>
          </table:table-cell>
        </table:table-row>
        <table:table-row table:style-name="Table1.1">
          <table:table-cell table:style-name="Table1.A2" office:value-type="string">
            <text:p text:style-name="P12">Date of birth <text:span text:style-name="T6">DD/MM/YYYY</text:span></text:p>
          </table:table-cell>
          <table:table-cell table:style-name="Table1.B2" office:value-type="string">
            <text:p text:style-name="P10"><draw:control text:anchor-type="as-char" svg:y="-0.621cm" draw:z-index="3" draw:name="M1-date-of-birth" draw:style-name="gr2" draw:text-style-name="P16" svg:width="10.701cm" svg:height="0.802cm" draw:control="control4"/></text:p>
          </table:table-cell>
        </table:table-row>
        <table:table-row table:style-name="Table1.1">
          <table:table-cell table:style-name="Table1.A2" office:value-type="string">
            <text:p text:style-name="P12">Phone<text:span text:style-name="T6"> - landline or mobile</text:span></text:p>
          </table:table-cell>
          <table:table-cell table:style-name="Table1.B2" office:value-type="string">
            <text:p text:style-name="P10"><draw:control text:anchor-type="as-char" svg:y="-0.621cm" draw:z-index="4" draw:name="M1-phone" draw:style-name="gr2" draw:text-style-name="P16" svg:width="10.701cm" svg:height="0.802cm" draw:control="control5"/></text:p>
          </table:table-cell>
        </table:table-row>
        <table:table-row table:style-name="Table1.1">
          <table:table-cell table:style-name="Table1.A2" office:value-type="string">
            <text:p text:style-name="P12">Email</text:p>
          </table:table-cell>
          <table:table-cell table:style-name="Table1.B2" office:value-type="string">
            <text:p text:style-name="P10"><draw:control text:anchor-type="as-char" svg:y="-0.621cm" draw:z-index="5" draw:name="M1-email" draw:style-name="gr2" draw:text-style-name="P16" svg:width="10.701cm" svg:height="0.802cm" draw:control="control6"/></text:p>
          </table:table-cell>
        </table:table-row>
      </table:table>
      <text:p text:style-name="P4"><text:span text:style-name="T3"><text:line-break/>Give details for </text:span><text:span text:style-name="T4">all</text:span><text:span text:style-name="T3"> permitted operations that this person provides technical competence for, in addition to the current application. </text:span><text:span text:style-name="T3">Include permits held by other operators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2">Permit number<text:line-break/><text:span text:style-name="T6">eg EPR/AB1234CD</text:span></text:p>
          </table:table-cell>
          <table:table-cell table:style-name="Table2.A1" office:value-type="string">
            <text:p text:style-name="P13">Site address<text:line-break/><text:span text:style-name="T6">Address is not needed for mobile plant permits</text:span></text:p>
          </table:table-cell>
          <table:table-cell table:style-name="Table2.C1" office:value-type="string">
            <text:p text:style-name="P13">Postcode</text:p>
          </table:table-cell>
        </table:table-row>
        <table:table-row table:style-name="Table2.2">
          <table:table-cell table:style-name="Table2.A2" office:value-type="string">
            <text:p text:style-name="Standard"><draw:control text:anchor-type="as-char" svg:y="-0.621cm" draw:z-index="19" draw:name="M1-PN-01" draw:style-name="gr1" draw:text-style-name="P16" svg:width="4.1cm" svg:height="0.802cm" draw:control="control20"/></text:p>
          </table:table-cell>
          <table:table-cell table:style-name="Table2.A2" office:value-type="string">
            <text:p text:style-name="P14"><draw:control text:anchor-type="as-char" svg:y="-0.621cm" draw:z-index="0" draw:name="M1-SA-01" draw:style-name="gr1" draw:text-style-name="P16" svg:width="10.15cm" svg:height="0.802cm" draw:control="control1"/></text:p>
          </table:table-cell>
          <table:table-cell table:style-name="Table2.C2" office:value-type="string">
            <text:p text:style-name="Standard"><draw:control text:anchor-type="as-char" svg:y="-0.621cm" draw:z-index="20" draw:name="M1-PC-01" draw:style-name="gr1" draw:text-style-name="P16" svg:width="2.601cm" svg:height="0.802cm" draw:control="control21"/></text:p>
          </table:table-cell>
        </table:table-row>
        <table:table-row table:style-name="Table2.2">
          <table:table-cell table:style-name="Table2.A2" office:value-type="string">
            <text:p text:style-name="Standard"><draw:control text:anchor-type="as-char" svg:y="-0.621cm" draw:z-index="21" draw:name="M1-PN-02" draw:style-name="gr1" draw:text-style-name="P16" svg:width="4.1cm" svg:height="0.802cm" draw:control="control22"/></text:p>
          </table:table-cell>
          <table:table-cell table:style-name="Table2.A2" office:value-type="string">
            <text:p text:style-name="Standard"><draw:control text:anchor-type="as-char" svg:y="-0.621cm" draw:z-index="6" draw:name="M1-SA-02" draw:style-name="gr1" draw:text-style-name="P16" svg:width="10.15cm" svg:height="0.802cm" draw:control="control7"/></text:p>
          </table:table-cell>
          <table:table-cell table:style-name="Table2.C2" office:value-type="string">
            <text:p text:style-name="Standard"><draw:control text:anchor-type="as-char" svg:y="-0.621cm" draw:z-index="34" draw:name="M1-PC-02" draw:style-name="gr1" draw:text-style-name="P16" svg:width="2.601cm" svg:height="0.802cm" draw:control="control35"/></text:p>
          </table:table-cell>
        </table:table-row>
        <table:table-row table:style-name="Table2.2">
          <table:table-cell table:style-name="Table2.A2" office:value-type="string">
            <text:p text:style-name="Standard"><draw:control text:anchor-type="as-char" svg:y="-0.621cm" draw:z-index="22" draw:name="M1-PN-03" draw:style-name="gr1" draw:text-style-name="P16" svg:width="4.1cm" svg:height="0.802cm" draw:control="control23"/></text:p>
          </table:table-cell>
          <table:table-cell table:style-name="Table2.A2" office:value-type="string">
            <text:p text:style-name="Standard"><draw:control text:anchor-type="as-char" svg:y="-0.621cm" draw:z-index="7" draw:name="M1-SA-03" draw:style-name="gr1" draw:text-style-name="P16" svg:width="10.15cm" svg:height="0.802cm" draw:control="control8"/></text:p>
          </table:table-cell>
          <table:table-cell table:style-name="Table2.C2" office:value-type="string">
            <text:p text:style-name="Standard"><draw:control text:anchor-type="as-char" svg:y="-0.621cm" draw:z-index="35" draw:name="M1-PC-03" draw:style-name="gr1" draw:text-style-name="P16" svg:width="2.601cm" svg:height="0.802cm" draw:control="control36"/></text:p>
          </table:table-cell>
        </table:table-row>
        <table:table-row table:style-name="Table2.2">
          <table:table-cell table:style-name="Table2.A2" office:value-type="string">
            <text:p text:style-name="Standard"><draw:control text:anchor-type="as-char" svg:y="-0.621cm" draw:z-index="23" draw:name="M1-PN-04" draw:style-name="gr1" draw:text-style-name="P16" svg:width="4.1cm" svg:height="0.802cm" draw:control="control24"/></text:p>
          </table:table-cell>
          <table:table-cell table:style-name="Table2.A2" office:value-type="string">
            <text:p text:style-name="Standard"><draw:control text:anchor-type="as-char" svg:y="-0.621cm" draw:z-index="8" draw:name="M1-SA-04" draw:style-name="gr1" draw:text-style-name="P16" svg:width="10.15cm" svg:height="0.802cm" draw:control="control9"/></text:p>
          </table:table-cell>
          <table:table-cell table:style-name="Table2.C2" office:value-type="string">
            <text:p text:style-name="Standard"><draw:control text:anchor-type="as-char" svg:y="-0.621cm" draw:z-index="36" draw:name="M1-PC-04" draw:style-name="gr1" draw:text-style-name="P16" svg:width="2.601cm" svg:height="0.802cm" draw:control="control37"/></text:p>
          </table:table-cell>
        </table:table-row>
        <table:table-row table:style-name="Table2.2">
          <table:table-cell table:style-name="Table2.A2" office:value-type="string">
            <text:p text:style-name="P8"><draw:control text:anchor-type="as-char" svg:y="-0.621cm" draw:z-index="24" draw:name="M1-PN-05" draw:style-name="gr1" draw:text-style-name="P16" svg:width="4.1cm" svg:height="0.802cm" draw:control="control25"/></text:p>
          </table:table-cell>
          <table:table-cell table:style-name="Table2.A2" office:value-type="string">
            <text:p text:style-name="P9"><draw:control text:anchor-type="as-char" svg:y="-0.621cm" draw:z-index="9" draw:name="M1-SA-05" draw:style-name="gr1" draw:text-style-name="P16" svg:width="10.15cm" svg:height="0.802cm" draw:control="control10"/></text:p>
          </table:table-cell>
          <table:table-cell table:style-name="Table2.C2" office:value-type="string">
            <text:p text:style-name="P9"><draw:control text:anchor-type="as-char" svg:y="-0.621cm" draw:z-index="37" draw:name="M1-PC-05" draw:style-name="gr1" draw:text-style-name="P16" svg:width="2.601cm" svg:height="0.802cm" draw:control="control38"/></text:p>
          </table:table-cell>
        </table:table-row>
        <table:table-row table:style-name="Table2.2">
          <table:table-cell table:style-name="Table2.A2" office:value-type="string">
            <text:p text:style-name="P8"><draw:control text:anchor-type="as-char" svg:y="-0.621cm" draw:z-index="25" draw:name="M1-PN-06" draw:style-name="gr1" draw:text-style-name="P16" svg:width="4.1cm" svg:height="0.802cm" draw:control="control26"/></text:p>
          </table:table-cell>
          <table:table-cell table:style-name="Table2.A2" office:value-type="string">
            <text:p text:style-name="P9"><draw:control text:anchor-type="as-char" svg:y="-0.621cm" draw:z-index="10" draw:name="M1-SA-06" draw:style-name="gr1" draw:text-style-name="P16" svg:width="10.15cm" svg:height="0.802cm" draw:control="control11"/></text:p>
          </table:table-cell>
          <table:table-cell table:style-name="Table2.C2" office:value-type="string">
            <text:p text:style-name="P9"><draw:control text:anchor-type="as-char" svg:y="-0.621cm" draw:z-index="38" draw:name="M1-PC-06" draw:style-name="gr1" draw:text-style-name="P16" svg:width="2.601cm" svg:height="0.802cm" draw:control="control39"/></text:p>
          </table:table-cell>
        </table:table-row>
        <table:table-row table:style-name="Table2.2">
          <table:table-cell table:style-name="Table2.A2" office:value-type="string">
            <text:p text:style-name="P8"><draw:control text:anchor-type="as-char" svg:y="-0.621cm" draw:z-index="26" draw:name="M1-PN-07" draw:style-name="gr1" draw:text-style-name="P16" svg:width="4.1cm" svg:height="0.802cm" draw:control="control27"/></text:p>
          </table:table-cell>
          <table:table-cell table:style-name="Table2.A2" office:value-type="string">
            <text:p text:style-name="P9"><draw:control text:anchor-type="as-char" svg:y="-0.621cm" draw:z-index="11" draw:name="M1-SA-07" draw:style-name="gr1" draw:text-style-name="P16" svg:width="10.15cm" svg:height="0.802cm" draw:control="control12"/></text:p>
          </table:table-cell>
          <table:table-cell table:style-name="Table2.C2" office:value-type="string">
            <text:p text:style-name="P9"><draw:control text:anchor-type="as-char" svg:y="-0.621cm" draw:z-index="39" draw:name="M1-PC-07" draw:style-name="gr1" draw:text-style-name="P16" svg:width="2.601cm" svg:height="0.802cm" draw:control="control40"/></text:p>
          </table:table-cell>
        </table:table-row>
        <table:table-row table:style-name="Table2.2">
          <table:table-cell table:style-name="Table2.A9" office:value-type="string">
            <text:p text:style-name="P8"><draw:control text:anchor-type="as-char" svg:y="-0.621cm" draw:z-index="27" draw:name="M1-PN-08" draw:style-name="gr1" draw:text-style-name="P16" svg:width="4.1cm" svg:height="0.802cm" draw:control="control28"/></text:p>
          </table:table-cell>
          <table:table-cell table:style-name="Table2.A9" office:value-type="string">
            <text:p text:style-name="P9"><draw:control text:anchor-type="as-char" svg:y="-0.621cm" draw:z-index="12" draw:name="M1-SA-08" draw:style-name="gr1" draw:text-style-name="P16" svg:width="10.15cm" svg:height="0.802cm" draw:control="control13"/></text:p>
          </table:table-cell>
          <table:table-cell table:style-name="Table2.C9" office:value-type="string">
            <text:p text:style-name="P9"><draw:control text:anchor-type="as-char" svg:y="-0.621cm" draw:z-index="40" draw:name="M1-PC-08" draw:style-name="gr1" draw:text-style-name="P16" svg:width="2.601cm" svg:height="0.802cm" draw:control="control41"/></text:p>
          </table:table-cell>
        </table:table-row>
        <table:table-row table:style-name="Table2.2">
          <table:table-cell table:style-name="Table2.A9" office:value-type="string">
            <text:p text:style-name="P8"><draw:control text:anchor-type="as-char" svg:y="-0.621cm" draw:z-index="28" draw:name="M1-PN-09" draw:style-name="gr1" draw:text-style-name="P16" svg:width="4.1cm" svg:height="0.802cm" draw:control="control29"/></text:p>
          </table:table-cell>
          <table:table-cell table:style-name="Table2.A9" office:value-type="string">
            <text:p text:style-name="P9"><draw:control text:anchor-type="as-char" svg:y="-0.621cm" draw:z-index="13" draw:name="M1-SA-09" draw:style-name="gr1" draw:text-style-name="P16" svg:width="10.15cm" svg:height="0.802cm" draw:control="control14"/></text:p>
          </table:table-cell>
          <table:table-cell table:style-name="Table2.C9" office:value-type="string">
            <text:p text:style-name="P9"><draw:control text:anchor-type="as-char" svg:y="-0.621cm" draw:z-index="45" draw:name="M1-PC-09" draw:style-name="gr1" draw:text-style-name="P16" svg:width="2.601cm" svg:height="0.802cm" draw:control="control46"/></text:p>
          </table:table-cell>
        </table:table-row>
        <table:table-row table:style-name="Table2.2">
          <table:table-cell table:style-name="Table2.A9" office:value-type="string">
            <text:p text:style-name="P8"><draw:control text:anchor-type="as-char" svg:y="-0.621cm" draw:z-index="29" draw:name="M1-PN-10" draw:style-name="gr1" draw:text-style-name="P16" svg:width="4.1cm" svg:height="0.802cm" draw:control="control30"/></text:p>
          </table:table-cell>
          <table:table-cell table:style-name="Table2.A9" office:value-type="string">
            <text:p text:style-name="P9"><draw:control text:anchor-type="as-char" svg:y="-0.621cm" draw:z-index="14" draw:name="M1-SA-10" draw:style-name="gr1" draw:text-style-name="P16" svg:width="10.15cm" svg:height="0.802cm" draw:control="control15"/></text:p>
          </table:table-cell>
          <table:table-cell table:style-name="Table2.C9" office:value-type="string">
            <text:p text:style-name="P9"><draw:control text:anchor-type="as-char" svg:y="-0.621cm" draw:z-index="46" draw:name="M1-PC-10" draw:style-name="gr1" draw:text-style-name="P16" svg:width="2.601cm" svg:height="0.802cm" draw:control="control47"/></text:p>
          </table:table-cell>
        </table:table-row>
        <table:table-row table:style-name="Table2.2">
          <table:table-cell table:style-name="Table2.A9" office:value-type="string">
            <text:p text:style-name="P8"><draw:control text:anchor-type="as-char" svg:y="-0.621cm" draw:z-index="30" draw:name="M1-PN-11" draw:style-name="gr1" draw:text-style-name="P16" svg:width="4.1cm" svg:height="0.802cm" draw:control="control31"/></text:p>
          </table:table-cell>
          <table:table-cell table:style-name="Table2.A9" office:value-type="string">
            <text:p text:style-name="P9"><draw:control text:anchor-type="as-char" svg:y="-0.621cm" draw:z-index="15" draw:name="M1-SA-11" draw:style-name="gr1" draw:text-style-name="P16" svg:width="10.15cm" svg:height="0.802cm" draw:control="control16"/></text:p>
          </table:table-cell>
          <table:table-cell table:style-name="Table2.C9" office:value-type="string">
            <text:p text:style-name="P9"><draw:control text:anchor-type="as-char" svg:y="-0.621cm" draw:z-index="41" draw:name="M1-PC-11" draw:style-name="gr1" draw:text-style-name="P16" svg:width="2.601cm" svg:height="0.802cm" draw:control="control42"/></text:p>
          </table:table-cell>
        </table:table-row>
        <table:table-row table:style-name="Table2.2">
          <table:table-cell table:style-name="Table2.A9" office:value-type="string">
            <text:p text:style-name="P8"><draw:control text:anchor-type="as-char" svg:y="-0.621cm" draw:z-index="31" draw:name="M1-PN-12" draw:style-name="gr1" draw:text-style-name="P16" svg:width="4.1cm" svg:height="0.802cm" draw:control="control32"/></text:p>
          </table:table-cell>
          <table:table-cell table:style-name="Table2.A9" office:value-type="string">
            <text:p text:style-name="P9"><draw:control text:anchor-type="as-char" svg:y="-0.621cm" draw:z-index="16" draw:name="M1-SA-12" draw:style-name="gr1" draw:text-style-name="P16" svg:width="10.15cm" svg:height="0.802cm" draw:control="control17"/></text:p>
          </table:table-cell>
          <table:table-cell table:style-name="Table2.C9" office:value-type="string">
            <text:p text:style-name="P9"><draw:control text:anchor-type="as-char" svg:y="-0.621cm" draw:z-index="42" draw:name="M1-PC-12" draw:style-name="gr1" draw:text-style-name="P16" svg:width="2.601cm" svg:height="0.802cm" draw:control="control43"/></text:p>
          </table:table-cell>
        </table:table-row>
        <table:table-row table:style-name="Table2.2">
          <table:table-cell table:style-name="Table2.A9" office:value-type="string">
            <text:p text:style-name="P8"><draw:control text:anchor-type="as-char" svg:y="-0.621cm" draw:z-index="32" draw:name="M1-PN-13" draw:style-name="gr1" draw:text-style-name="P16" svg:width="4.1cm" svg:height="0.802cm" draw:control="control33"/></text:p>
          </table:table-cell>
          <table:table-cell table:style-name="Table2.A9" office:value-type="string">
            <text:p text:style-name="P9"><draw:control text:anchor-type="as-char" svg:y="-0.621cm" draw:z-index="17" draw:name="M1-SA-13" draw:style-name="gr1" draw:text-style-name="P16" svg:width="10.15cm" svg:height="0.802cm" draw:control="control18"/></text:p>
          </table:table-cell>
          <table:table-cell table:style-name="Table2.C9" office:value-type="string">
            <text:p text:style-name="P9"><draw:control text:anchor-type="as-char" svg:y="-0.621cm" draw:z-index="43" draw:name="M1-PC-13" draw:style-name="gr1" draw:text-style-name="P16" svg:width="2.601cm" svg:height="0.802cm" draw:control="control44"/></text:p>
          </table:table-cell>
        </table:table-row>
        <table:table-row table:style-name="Table2.2">
          <table:table-cell table:style-name="Table2.A9" office:value-type="string">
            <text:p text:style-name="P8"><draw:control text:anchor-type="as-char" svg:y="-0.621cm" draw:z-index="33" draw:name="M1-PN-14" draw:style-name="gr1" draw:text-style-name="P16" svg:width="4.1cm" svg:height="0.802cm" draw:control="control34"/></text:p>
          </table:table-cell>
          <table:table-cell table:style-name="Table2.A9" office:value-type="string">
            <text:p text:style-name="P9"><draw:control text:anchor-type="as-char" svg:y="-0.621cm" draw:z-index="18" draw:name="M1-SA-14" draw:style-name="gr1" draw:text-style-name="P16" svg:width="10.15cm" svg:height="0.802cm" draw:control="control19"/></text:p>
          </table:table-cell>
          <table:table-cell table:style-name="Table2.C9" office:value-type="string">
            <text:p text:style-name="P9"><draw:control text:anchor-type="as-char" svg:y="-0.621cm" draw:z-index="44" draw:name="M1-PC-14" draw:style-name="gr1" draw:text-style-name="P16" svg:width="2.601cm" svg:height="0.802cm" draw:control="control45"/></text:p>
          </table:table-cell>
        </table:table-row>
      </table:table>
      <text:p text:style-name="P11">If a second manager is also responsible, give their details on the next page.</text:p>
      <text:p text:style-name="P7">Technically competent manager 2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First name</text:p>
          </table:table-cell>
          <table:table-cell table:style-name="Table3.B1" office:value-type="string">
            <text:p text:style-name="P10"><draw:control text:anchor-type="as-char" svg:y="-0.621cm" draw:z-index="47" draw:name="M2-first-name" draw:style-name="gr2" draw:text-style-name="P16" svg:width="10.701cm" svg:height="0.802cm" draw:control="control48"/></text:p>
          </table:table-cell>
        </table:table-row>
        <table:table-row table:style-name="Table3.1">
          <table:table-cell table:style-name="Table3.A2" office:value-type="string">
            <text:p text:style-name="P12">Last name</text:p>
          </table:table-cell>
          <table:table-cell table:style-name="Table3.B2" office:value-type="string">
            <text:p text:style-name="P10"><draw:control text:anchor-type="as-char" svg:y="-0.621cm" draw:z-index="48" draw:name="M2-last-name" draw:style-name="gr2" draw:text-style-name="P16" svg:width="10.701cm" svg:height="0.802cm" draw:control="control49"/></text:p>
          </table:table-cell>
        </table:table-row>
        <table:table-row table:style-name="Table3.1">
          <table:table-cell table:style-name="Table3.A2" office:value-type="string">
            <text:p text:style-name="P12">Date of birth <text:span text:style-name="T6">DD/MM/YYYY</text:span></text:p>
          </table:table-cell>
          <table:table-cell table:style-name="Table3.B2" office:value-type="string">
            <text:p text:style-name="P10"><draw:control text:anchor-type="as-char" svg:y="-0.621cm" draw:z-index="49" draw:name="M2-date-of-birth" draw:style-name="gr2" draw:text-style-name="P16" svg:width="10.701cm" svg:height="0.802cm" draw:control="control50"/></text:p>
          </table:table-cell>
        </table:table-row>
        <table:table-row table:style-name="Table3.1">
          <table:table-cell table:style-name="Table3.A2" office:value-type="string">
            <text:p text:style-name="P12">Phone<text:span text:style-name="T6"> - landline or mobile</text:span></text:p>
          </table:table-cell>
          <table:table-cell table:style-name="Table3.B2" office:value-type="string">
            <text:p text:style-name="P10"><draw:control text:anchor-type="as-char" svg:y="-0.621cm" draw:z-index="50" draw:name="M2-phone" draw:style-name="gr2" draw:text-style-name="P16" svg:width="10.701cm" svg:height="0.802cm" draw:control="control51"/></text:p>
          </table:table-cell>
        </table:table-row>
        <table:table-row table:style-name="Table3.1">
          <table:table-cell table:style-name="Table3.A2" office:value-type="string">
            <text:p text:style-name="P12">Email</text:p>
          </table:table-cell>
          <table:table-cell table:style-name="Table3.B2" office:value-type="string">
            <text:p text:style-name="P10"><draw:control text:anchor-type="as-char" svg:y="-0.621cm" draw:z-index="51" draw:name="M2-email" draw:style-name="gr2" draw:text-style-name="P16" svg:width="10.701cm" svg:height="0.802cm" draw:control="control52"/></text:p>
          </table:table-cell>
        </table:table-row>
      </table:table>
      <text:p text:style-name="P4"><text:span text:style-name="T3"><text:line-break/>Give details for </text:span><text:span text:style-name="T4">all</text:span><text:span text:style-name="T3"> permitted operations that this person provides technical competence for, in addition to the current application. Include permits held by other operators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2">Permit number<text:line-break/><text:span text:style-name="T6">eg EPR/AB1234CD</text:span></text:p>
          </table:table-cell>
          <table:table-cell table:style-name="Table4.A1" office:value-type="string">
            <text:p text:style-name="P13">Site address<text:line-break/><text:span text:style-name="T6">Address is not needed for mobile plant permits</text:span></text:p>
          </table:table-cell>
          <table:table-cell table:style-name="Table4.C1" office:value-type="string">
            <text:p text:style-name="P13">Postcode</text:p>
          </table:table-cell>
        </table:table-row>
        <table:table-row table:style-name="Table4.2">
          <table:table-cell table:style-name="Table4.A2" office:value-type="string">
            <text:p text:style-name="Standard"><draw:control text:anchor-type="as-char" svg:y="-0.621cm" draw:z-index="52" draw:name="M2-PN-01" draw:style-name="gr1" draw:text-style-name="P16" svg:width="4.1cm" svg:height="0.802cm" draw:control="control53"/></text:p>
          </table:table-cell>
          <table:table-cell table:style-name="Table4.A2" office:value-type="string">
            <text:p text:style-name="P14"><draw:control text:anchor-type="as-char" svg:y="-0.621cm" draw:z-index="53" draw:name="M2-SA-01" draw:style-name="gr1" draw:text-style-name="P16" svg:width="10.15cm" svg:height="0.802cm" draw:control="control54"/></text:p>
          </table:table-cell>
          <table:table-cell table:style-name="Table4.C2" office:value-type="string">
            <text:p text:style-name="Standard"><draw:control text:anchor-type="as-char" svg:y="-0.621cm" draw:z-index="54" draw:name="M2-PC-01" draw:style-name="gr1" draw:text-style-name="P16" svg:width="2.601cm" svg:height="0.802cm" draw:control="control55"/></text:p>
          </table:table-cell>
        </table:table-row>
        <table:table-row table:style-name="Table4.2">
          <table:table-cell table:style-name="Table4.A2" office:value-type="string">
            <text:p text:style-name="Standard"><draw:control text:anchor-type="as-char" svg:y="-0.621cm" draw:z-index="55" draw:name="M2-PN-02" draw:style-name="gr1" draw:text-style-name="P16" svg:width="4.1cm" svg:height="0.802cm" draw:control="control56"/></text:p>
          </table:table-cell>
          <table:table-cell table:style-name="Table4.A2" office:value-type="string">
            <text:p text:style-name="Standard"><draw:control text:anchor-type="as-char" svg:y="-0.621cm" draw:z-index="56" draw:name="M2-SA-02" draw:style-name="gr1" draw:text-style-name="P16" svg:width="10.15cm" svg:height="0.802cm" draw:control="control57"/></text:p>
          </table:table-cell>
          <table:table-cell table:style-name="Table4.C2" office:value-type="string">
            <text:p text:style-name="Standard"><draw:control text:anchor-type="as-char" svg:y="-0.621cm" draw:z-index="57" draw:name="M2-PC-02" draw:style-name="gr1" draw:text-style-name="P16" svg:width="2.601cm" svg:height="0.802cm" draw:control="control58"/></text:p>
          </table:table-cell>
        </table:table-row>
        <table:table-row table:style-name="Table4.2">
          <table:table-cell table:style-name="Table4.A2" office:value-type="string">
            <text:p text:style-name="Standard"><draw:control text:anchor-type="as-char" svg:y="-0.621cm" draw:z-index="58" draw:name="M2-PN-03" draw:style-name="gr1" draw:text-style-name="P16" svg:width="4.1cm" svg:height="0.802cm" draw:control="control59"/></text:p>
          </table:table-cell>
          <table:table-cell table:style-name="Table4.A2" office:value-type="string">
            <text:p text:style-name="Standard"><draw:control text:anchor-type="as-char" svg:y="-0.621cm" draw:z-index="59" draw:name="M2-SA-03" draw:style-name="gr1" draw:text-style-name="P16" svg:width="10.15cm" svg:height="0.802cm" draw:control="control60"/></text:p>
          </table:table-cell>
          <table:table-cell table:style-name="Table4.C2" office:value-type="string">
            <text:p text:style-name="Standard"><draw:control text:anchor-type="as-char" svg:y="-0.621cm" draw:z-index="60" draw:name="M2-PC-03" draw:style-name="gr1" draw:text-style-name="P16" svg:width="2.601cm" svg:height="0.802cm" draw:control="control61"/></text:p>
          </table:table-cell>
        </table:table-row>
        <table:table-row table:style-name="Table4.2">
          <table:table-cell table:style-name="Table4.A2" office:value-type="string">
            <text:p text:style-name="Standard"><draw:control text:anchor-type="as-char" svg:y="-0.621cm" draw:z-index="61" draw:name="M2-PN-04" draw:style-name="gr1" draw:text-style-name="P16" svg:width="4.1cm" svg:height="0.802cm" draw:control="control62"/></text:p>
          </table:table-cell>
          <table:table-cell table:style-name="Table4.A2" office:value-type="string">
            <text:p text:style-name="Standard"><draw:control text:anchor-type="as-char" svg:y="-0.621cm" draw:z-index="62" draw:name="M2-SA-04" draw:style-name="gr1" draw:text-style-name="P16" svg:width="10.15cm" svg:height="0.802cm" draw:control="control63"/></text:p>
          </table:table-cell>
          <table:table-cell table:style-name="Table4.C2" office:value-type="string">
            <text:p text:style-name="Standard"><draw:control text:anchor-type="as-char" svg:y="-0.621cm" draw:z-index="63" draw:name="M2-PC-04" draw:style-name="gr1" draw:text-style-name="P16" svg:width="2.601cm" svg:height="0.802cm" draw:control="control64"/></text:p>
          </table:table-cell>
        </table:table-row>
        <table:table-row table:style-name="Table4.2">
          <table:table-cell table:style-name="Table4.A2" office:value-type="string">
            <text:p text:style-name="P8"><draw:control text:anchor-type="as-char" svg:y="-0.621cm" draw:z-index="64" draw:name="M2-PN-05" draw:style-name="gr1" draw:text-style-name="P16" svg:width="4.1cm" svg:height="0.802cm" draw:control="control65"/></text:p>
          </table:table-cell>
          <table:table-cell table:style-name="Table4.A2" office:value-type="string">
            <text:p text:style-name="P9"><draw:control text:anchor-type="as-char" svg:y="-0.621cm" draw:z-index="65" draw:name="M2-SA-05" draw:style-name="gr1" draw:text-style-name="P16" svg:width="10.15cm" svg:height="0.802cm" draw:control="control66"/></text:p>
          </table:table-cell>
          <table:table-cell table:style-name="Table4.C2" office:value-type="string">
            <text:p text:style-name="P9"><draw:control text:anchor-type="as-char" svg:y="-0.621cm" draw:z-index="66" draw:name="M2-PC-05" draw:style-name="gr1" draw:text-style-name="P16" svg:width="2.601cm" svg:height="0.802cm" draw:control="control67"/></text:p>
          </table:table-cell>
        </table:table-row>
        <table:table-row table:style-name="Table4.2">
          <table:table-cell table:style-name="Table4.A2" office:value-type="string">
            <text:p text:style-name="P8"><draw:control text:anchor-type="as-char" svg:y="-0.621cm" draw:z-index="67" draw:name="M2-PN-06" draw:style-name="gr1" draw:text-style-name="P16" svg:width="4.1cm" svg:height="0.802cm" draw:control="control68"/></text:p>
          </table:table-cell>
          <table:table-cell table:style-name="Table4.A2" office:value-type="string">
            <text:p text:style-name="P9"><draw:control text:anchor-type="as-char" svg:y="-0.621cm" draw:z-index="68" draw:name="M2-SA-06" draw:style-name="gr1" draw:text-style-name="P16" svg:width="10.15cm" svg:height="0.802cm" draw:control="control69"/></text:p>
          </table:table-cell>
          <table:table-cell table:style-name="Table4.C2" office:value-type="string">
            <text:p text:style-name="P9"><draw:control text:anchor-type="as-char" svg:y="-0.621cm" draw:z-index="69" draw:name="M2-PC-06" draw:style-name="gr1" draw:text-style-name="P16" svg:width="2.601cm" svg:height="0.802cm" draw:control="control70"/></text:p>
          </table:table-cell>
        </table:table-row>
        <table:table-row table:style-name="Table4.2">
          <table:table-cell table:style-name="Table4.A2" office:value-type="string">
            <text:p text:style-name="P8"><draw:control text:anchor-type="as-char" svg:y="-0.621cm" draw:z-index="70" draw:name="M2-PN-07" draw:style-name="gr1" draw:text-style-name="P16" svg:width="4.1cm" svg:height="0.802cm" draw:control="control71"/></text:p>
          </table:table-cell>
          <table:table-cell table:style-name="Table4.A2" office:value-type="string">
            <text:p text:style-name="P9"><draw:control text:anchor-type="as-char" svg:y="-0.621cm" draw:z-index="71" draw:name="M2-SA-07" draw:style-name="gr1" draw:text-style-name="P16" svg:width="10.15cm" svg:height="0.802cm" draw:control="control72"/></text:p>
          </table:table-cell>
          <table:table-cell table:style-name="Table4.C2" office:value-type="string">
            <text:p text:style-name="P9"><draw:control text:anchor-type="as-char" svg:y="-0.621cm" draw:z-index="72" draw:name="M2-PC-07" draw:style-name="gr1" draw:text-style-name="P16" svg:width="2.601cm" svg:height="0.802cm" draw:control="control73"/></text:p>
          </table:table-cell>
        </table:table-row>
        <table:table-row table:style-name="Table4.2">
          <table:table-cell table:style-name="Table4.A9" office:value-type="string">
            <text:p text:style-name="P8"><draw:control text:anchor-type="as-char" svg:y="-0.621cm" draw:z-index="73" draw:name="M2-PN-08" draw:style-name="gr1" draw:text-style-name="P16" svg:width="4.1cm" svg:height="0.802cm" draw:control="control74"/></text:p>
          </table:table-cell>
          <table:table-cell table:style-name="Table4.A9" office:value-type="string">
            <text:p text:style-name="P9"><draw:control text:anchor-type="as-char" svg:y="-0.621cm" draw:z-index="74" draw:name="M2-SA-08" draw:style-name="gr1" draw:text-style-name="P16" svg:width="10.15cm" svg:height="0.802cm" draw:control="control75"/></text:p>
          </table:table-cell>
          <table:table-cell table:style-name="Table4.C9" office:value-type="string">
            <text:p text:style-name="P9"><draw:control text:anchor-type="as-char" svg:y="-0.621cm" draw:z-index="75" draw:name="M2-PC-08" draw:style-name="gr1" draw:text-style-name="P16" svg:width="2.601cm" svg:height="0.802cm" draw:control="control76"/></text:p>
          </table:table-cell>
        </table:table-row>
        <table:table-row table:style-name="Table4.2">
          <table:table-cell table:style-name="Table4.A9" office:value-type="string">
            <text:p text:style-name="P8"><draw:control text:anchor-type="as-char" svg:y="-0.621cm" draw:z-index="76" draw:name="M2-PN-09" draw:style-name="gr1" draw:text-style-name="P16" svg:width="4.1cm" svg:height="0.802cm" draw:control="control77"/></text:p>
          </table:table-cell>
          <table:table-cell table:style-name="Table4.A9" office:value-type="string">
            <text:p text:style-name="P9"><draw:control text:anchor-type="as-char" svg:y="-0.621cm" draw:z-index="77" draw:name="M2-SA-09" draw:style-name="gr1" draw:text-style-name="P16" svg:width="10.15cm" svg:height="0.802cm" draw:control="control78"/></text:p>
          </table:table-cell>
          <table:table-cell table:style-name="Table4.C9" office:value-type="string">
            <text:p text:style-name="P9"><draw:control text:anchor-type="as-char" svg:y="-0.621cm" draw:z-index="78" draw:name="M2-PC-09" draw:style-name="gr1" draw:text-style-name="P16" svg:width="2.601cm" svg:height="0.802cm" draw:control="control79"/></text:p>
          </table:table-cell>
        </table:table-row>
        <table:table-row table:style-name="Table4.2">
          <table:table-cell table:style-name="Table4.A9" office:value-type="string">
            <text:p text:style-name="P8"><draw:control text:anchor-type="as-char" svg:y="-0.621cm" draw:z-index="79" draw:name="M2-PN-10" draw:style-name="gr1" draw:text-style-name="P16" svg:width="4.1cm" svg:height="0.802cm" draw:control="control80"/></text:p>
          </table:table-cell>
          <table:table-cell table:style-name="Table4.A9" office:value-type="string">
            <text:p text:style-name="P9"><draw:control text:anchor-type="as-char" svg:y="-0.621cm" draw:z-index="80" draw:name="M2-SA-10" draw:style-name="gr1" draw:text-style-name="P16" svg:width="10.15cm" svg:height="0.802cm" draw:control="control81"/></text:p>
          </table:table-cell>
          <table:table-cell table:style-name="Table4.C9" office:value-type="string">
            <text:p text:style-name="P9"><draw:control text:anchor-type="as-char" svg:y="-0.621cm" draw:z-index="81" draw:name="M2-PC-10" draw:style-name="gr1" draw:text-style-name="P16" svg:width="2.601cm" svg:height="0.802cm" draw:control="control82"/></text:p>
          </table:table-cell>
        </table:table-row>
        <table:table-row table:style-name="Table4.2">
          <table:table-cell table:style-name="Table4.A9" office:value-type="string">
            <text:p text:style-name="P8"><draw:control text:anchor-type="as-char" svg:y="-0.621cm" draw:z-index="82" draw:name="M2-PN-11" draw:style-name="gr1" draw:text-style-name="P16" svg:width="4.1cm" svg:height="0.802cm" draw:control="control83"/></text:p>
          </table:table-cell>
          <table:table-cell table:style-name="Table4.A9" office:value-type="string">
            <text:p text:style-name="P9"><draw:control text:anchor-type="as-char" svg:y="-0.621cm" draw:z-index="83" draw:name="M2-SA-11" draw:style-name="gr1" draw:text-style-name="P16" svg:width="10.15cm" svg:height="0.802cm" draw:control="control84"/></text:p>
          </table:table-cell>
          <table:table-cell table:style-name="Table4.C9" office:value-type="string">
            <text:p text:style-name="P9"><draw:control text:anchor-type="as-char" svg:y="-0.621cm" draw:z-index="84" draw:name="M2-PC-11" draw:style-name="gr1" draw:text-style-name="P16" svg:width="2.601cm" svg:height="0.802cm" draw:control="control85"/></text:p>
          </table:table-cell>
        </table:table-row>
        <table:table-row table:style-name="Table4.2">
          <table:table-cell table:style-name="Table4.A9" office:value-type="string">
            <text:p text:style-name="P8"><draw:control text:anchor-type="as-char" svg:y="-0.621cm" draw:z-index="85" draw:name="M2-PN-12" draw:style-name="gr1" draw:text-style-name="P16" svg:width="4.1cm" svg:height="0.802cm" draw:control="control86"/></text:p>
          </table:table-cell>
          <table:table-cell table:style-name="Table4.A9" office:value-type="string">
            <text:p text:style-name="P9"><draw:control text:anchor-type="as-char" svg:y="-0.621cm" draw:z-index="86" draw:name="M2-SA-12" draw:style-name="gr1" draw:text-style-name="P16" svg:width="10.15cm" svg:height="0.802cm" draw:control="control87"/></text:p>
          </table:table-cell>
          <table:table-cell table:style-name="Table4.C9" office:value-type="string">
            <text:p text:style-name="P9"><draw:control text:anchor-type="as-char" svg:y="-0.621cm" draw:z-index="87" draw:name="M2-PC-12" draw:style-name="gr1" draw:text-style-name="P16" svg:width="2.601cm" svg:height="0.802cm" draw:control="control88"/></text:p>
          </table:table-cell>
        </table:table-row>
        <table:table-row table:style-name="Table4.2">
          <table:table-cell table:style-name="Table4.A9" office:value-type="string">
            <text:p text:style-name="P8"><draw:control text:anchor-type="as-char" svg:y="-0.621cm" draw:z-index="88" draw:name="M2-PN-13" draw:style-name="gr1" draw:text-style-name="P16" svg:width="4.1cm" svg:height="0.802cm" draw:control="control89"/></text:p>
          </table:table-cell>
          <table:table-cell table:style-name="Table4.A9" office:value-type="string">
            <text:p text:style-name="P9"><draw:control text:anchor-type="as-char" svg:y="-0.621cm" draw:z-index="89" draw:name="M2-SA-13" draw:style-name="gr1" draw:text-style-name="P16" svg:width="10.15cm" svg:height="0.802cm" draw:control="control90"/></text:p>
          </table:table-cell>
          <table:table-cell table:style-name="Table4.C9" office:value-type="string">
            <text:p text:style-name="P9"><draw:control text:anchor-type="as-char" svg:y="-0.621cm" draw:z-index="90" draw:name="M2-PC-13" draw:style-name="gr1" draw:text-style-name="P16" svg:width="2.601cm" svg:height="0.802cm" draw:control="control91"/></text:p>
          </table:table-cell>
        </table:table-row>
        <table:table-row table:style-name="Table4.2">
          <table:table-cell table:style-name="Table4.A9" office:value-type="string">
            <text:p text:style-name="P8"><draw:control text:anchor-type="as-char" svg:y="-0.621cm" draw:z-index="91" draw:name="M2-PN-14" draw:style-name="gr1" draw:text-style-name="P16" svg:width="4.1cm" svg:height="0.802cm" draw:control="control92"/></text:p>
          </table:table-cell>
          <table:table-cell table:style-name="Table4.A9" office:value-type="string">
            <text:p text:style-name="P9"><draw:control text:anchor-type="as-char" svg:y="-0.621cm" draw:z-index="92" draw:name="M2-SA-14" draw:style-name="gr1" draw:text-style-name="P16" svg:width="10.15cm" svg:height="0.802cm" draw:control="control93"/></text:p>
          </table:table-cell>
          <table:table-cell table:style-name="Table4.C9" office:value-type="string">
            <text:p text:style-name="P9"><draw:control text:anchor-type="as-char" svg:y="-0.621cm" draw:z-index="93" draw:name="M2-PC-14" draw:style-name="gr1" draw:text-style-name="P16" svg:width="2.601cm" svg:height="0.802cm" draw:control="control94"/></text:p>
          </table:table-cell>
        </table:table-row>
      </table:table>
      <text:p text:style-name="P11">If a third manager is also responsible, give their details on the next page.</text:p>
      <text:p text:style-name="P7">Technically competent manager 3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>First name</text:p>
          </table:table-cell>
          <table:table-cell table:style-name="Table5.B1" office:value-type="string">
            <text:p text:style-name="P10"><draw:control text:anchor-type="as-char" svg:y="-0.621cm" draw:z-index="94" draw:name="M3-first-name" draw:style-name="gr2" draw:text-style-name="P16" svg:width="10.701cm" svg:height="0.802cm" draw:control="control95"/></text:p>
          </table:table-cell>
        </table:table-row>
        <table:table-row table:style-name="Table5.1">
          <table:table-cell table:style-name="Table5.A2" office:value-type="string">
            <text:p text:style-name="P12">Last name</text:p>
          </table:table-cell>
          <table:table-cell table:style-name="Table5.B2" office:value-type="string">
            <text:p text:style-name="P10"><draw:control text:anchor-type="as-char" svg:y="-0.621cm" draw:z-index="95" draw:name="M3-last-name" draw:style-name="gr2" draw:text-style-name="P16" svg:width="10.701cm" svg:height="0.802cm" draw:control="control96"/></text:p>
          </table:table-cell>
        </table:table-row>
        <table:table-row table:style-name="Table5.1">
          <table:table-cell table:style-name="Table5.A2" office:value-type="string">
            <text:p text:style-name="P12">Date of birth <text:span text:style-name="T6">DD/MM/YYYY</text:span></text:p>
          </table:table-cell>
          <table:table-cell table:style-name="Table5.B2" office:value-type="string">
            <text:p text:style-name="P10"><draw:control text:anchor-type="as-char" svg:y="-0.621cm" draw:z-index="96" draw:name="M3-date-of-birth" draw:style-name="gr2" draw:text-style-name="P16" svg:width="10.701cm" svg:height="0.802cm" draw:control="control97"/></text:p>
          </table:table-cell>
        </table:table-row>
        <table:table-row table:style-name="Table5.1">
          <table:table-cell table:style-name="Table5.A2" office:value-type="string">
            <text:p text:style-name="P12">Phone<text:span text:style-name="T6"> - landline or mobile</text:span></text:p>
          </table:table-cell>
          <table:table-cell table:style-name="Table5.B2" office:value-type="string">
            <text:p text:style-name="P10"><draw:control text:anchor-type="as-char" svg:y="-0.621cm" draw:z-index="97" draw:name="M3-phone" draw:style-name="gr2" draw:text-style-name="P16" svg:width="10.701cm" svg:height="0.802cm" draw:control="control98"/></text:p>
          </table:table-cell>
        </table:table-row>
        <table:table-row table:style-name="Table5.1">
          <table:table-cell table:style-name="Table5.A2" office:value-type="string">
            <text:p text:style-name="P12">Email</text:p>
          </table:table-cell>
          <table:table-cell table:style-name="Table5.B2" office:value-type="string">
            <text:p text:style-name="P10"><draw:control text:anchor-type="as-char" svg:y="-0.621cm" draw:z-index="98" draw:name="M3-email" draw:style-name="gr2" draw:text-style-name="P16" svg:width="10.701cm" svg:height="0.802cm" draw:control="control99"/></text:p>
          </table:table-cell>
        </table:table-row>
      </table:table>
      <text:p text:style-name="P4"><text:span text:style-name="T3"><text:line-break/>Give details for </text:span><text:span text:style-name="T4">all</text:span><text:span text:style-name="T3"> permitted operations that this person provides technical competence for, in addition to the current application. Include permits held by other operators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2">Permit number<text:line-break/><text:span text:style-name="T6">eg EPR/AB1234CD</text:span></text:p>
          </table:table-cell>
          <table:table-cell table:style-name="Table6.A1" office:value-type="string">
            <text:p text:style-name="P13">Site address<text:line-break/><text:span text:style-name="T6">Address is not needed for mobile plant permits</text:span></text:p>
          </table:table-cell>
          <table:table-cell table:style-name="Table6.C1" office:value-type="string">
            <text:p text:style-name="P13">Postcode</text:p>
          </table:table-cell>
        </table:table-row>
        <table:table-row table:style-name="Table6.2">
          <table:table-cell table:style-name="Table6.A2" office:value-type="string">
            <text:p text:style-name="Standard"><draw:control text:anchor-type="as-char" svg:y="-0.621cm" draw:z-index="99" draw:name="M3-PN-01" draw:style-name="gr1" draw:text-style-name="P16" svg:width="4.1cm" svg:height="0.802cm" draw:control="control100"/></text:p>
          </table:table-cell>
          <table:table-cell table:style-name="Table6.A2" office:value-type="string">
            <text:p text:style-name="P14"><draw:control text:anchor-type="as-char" svg:y="-0.621cm" draw:z-index="100" draw:name="M3-SA-01" draw:style-name="gr1" draw:text-style-name="P16" svg:width="10.15cm" svg:height="0.802cm" draw:control="control101"/></text:p>
          </table:table-cell>
          <table:table-cell table:style-name="Table6.C2" office:value-type="string">
            <text:p text:style-name="Standard"><draw:control text:anchor-type="as-char" svg:y="-0.621cm" draw:z-index="101" draw:name="M3-PC-01" draw:style-name="gr1" draw:text-style-name="P16" svg:width="2.601cm" svg:height="0.802cm" draw:control="control102"/></text:p>
          </table:table-cell>
        </table:table-row>
        <table:table-row table:style-name="Table6.2">
          <table:table-cell table:style-name="Table6.A2" office:value-type="string">
            <text:p text:style-name="Standard"><draw:control text:anchor-type="as-char" svg:y="-0.621cm" draw:z-index="102" draw:name="M3-PN-02" draw:style-name="gr1" draw:text-style-name="P16" svg:width="4.1cm" svg:height="0.802cm" draw:control="control103"/></text:p>
          </table:table-cell>
          <table:table-cell table:style-name="Table6.A2" office:value-type="string">
            <text:p text:style-name="Standard"><draw:control text:anchor-type="as-char" svg:y="-0.621cm" draw:z-index="103" draw:name="M3-SA-02" draw:style-name="gr1" draw:text-style-name="P16" svg:width="10.15cm" svg:height="0.802cm" draw:control="control104"/></text:p>
          </table:table-cell>
          <table:table-cell table:style-name="Table6.C2" office:value-type="string">
            <text:p text:style-name="Standard"><draw:control text:anchor-type="as-char" svg:y="-0.621cm" draw:z-index="104" draw:name="M3-PC-02" draw:style-name="gr1" draw:text-style-name="P16" svg:width="2.601cm" svg:height="0.802cm" draw:control="control105"/></text:p>
          </table:table-cell>
        </table:table-row>
        <table:table-row table:style-name="Table6.2">
          <table:table-cell table:style-name="Table6.A2" office:value-type="string">
            <text:p text:style-name="Standard"><draw:control text:anchor-type="as-char" svg:y="-0.621cm" draw:z-index="105" draw:name="M3-PN-03" draw:style-name="gr1" draw:text-style-name="P16" svg:width="4.1cm" svg:height="0.802cm" draw:control="control106"/></text:p>
          </table:table-cell>
          <table:table-cell table:style-name="Table6.A2" office:value-type="string">
            <text:p text:style-name="Standard"><draw:control text:anchor-type="as-char" svg:y="-0.621cm" draw:z-index="106" draw:name="M3-SA-03" draw:style-name="gr1" draw:text-style-name="P16" svg:width="10.15cm" svg:height="0.802cm" draw:control="control107"/></text:p>
          </table:table-cell>
          <table:table-cell table:style-name="Table6.C2" office:value-type="string">
            <text:p text:style-name="Standard"><draw:control text:anchor-type="as-char" svg:y="-0.621cm" draw:z-index="107" draw:name="M3-PC-03" draw:style-name="gr1" draw:text-style-name="P16" svg:width="2.601cm" svg:height="0.802cm" draw:control="control108"/></text:p>
          </table:table-cell>
        </table:table-row>
        <table:table-row table:style-name="Table6.2">
          <table:table-cell table:style-name="Table6.A2" office:value-type="string">
            <text:p text:style-name="Standard"><draw:control text:anchor-type="as-char" svg:y="-0.621cm" draw:z-index="108" draw:name="M3-PN-04" draw:style-name="gr1" draw:text-style-name="P16" svg:width="4.1cm" svg:height="0.802cm" draw:control="control109"/></text:p>
          </table:table-cell>
          <table:table-cell table:style-name="Table6.A2" office:value-type="string">
            <text:p text:style-name="Standard"><draw:control text:anchor-type="as-char" svg:y="-0.621cm" draw:z-index="109" draw:name="M3-SA-04" draw:style-name="gr1" draw:text-style-name="P16" svg:width="10.15cm" svg:height="0.802cm" draw:control="control110"/></text:p>
          </table:table-cell>
          <table:table-cell table:style-name="Table6.C2" office:value-type="string">
            <text:p text:style-name="Standard"><draw:control text:anchor-type="as-char" svg:y="-0.621cm" draw:z-index="110" draw:name="M3-PC-04" draw:style-name="gr1" draw:text-style-name="P16" svg:width="2.601cm" svg:height="0.802cm" draw:control="control111"/></text:p>
          </table:table-cell>
        </table:table-row>
        <table:table-row table:style-name="Table6.2">
          <table:table-cell table:style-name="Table6.A2" office:value-type="string">
            <text:p text:style-name="P8"><draw:control text:anchor-type="as-char" svg:y="-0.621cm" draw:z-index="111" draw:name="M3-PN-05" draw:style-name="gr1" draw:text-style-name="P16" svg:width="4.1cm" svg:height="0.802cm" draw:control="control112"/></text:p>
          </table:table-cell>
          <table:table-cell table:style-name="Table6.A2" office:value-type="string">
            <text:p text:style-name="P9"><draw:control text:anchor-type="as-char" svg:y="-0.621cm" draw:z-index="112" draw:name="M3-SA-05" draw:style-name="gr1" draw:text-style-name="P16" svg:width="10.15cm" svg:height="0.802cm" draw:control="control113"/></text:p>
          </table:table-cell>
          <table:table-cell table:style-name="Table6.C2" office:value-type="string">
            <text:p text:style-name="P9"><draw:control text:anchor-type="as-char" svg:y="-0.621cm" draw:z-index="113" draw:name="M3-PC-05" draw:style-name="gr1" draw:text-style-name="P16" svg:width="2.601cm" svg:height="0.802cm" draw:control="control114"/></text:p>
          </table:table-cell>
        </table:table-row>
        <table:table-row table:style-name="Table6.2">
          <table:table-cell table:style-name="Table6.A2" office:value-type="string">
            <text:p text:style-name="P8"><draw:control text:anchor-type="as-char" svg:y="-0.621cm" draw:z-index="114" draw:name="M3-PN-06" draw:style-name="gr1" draw:text-style-name="P16" svg:width="4.1cm" svg:height="0.802cm" draw:control="control115"/></text:p>
          </table:table-cell>
          <table:table-cell table:style-name="Table6.A2" office:value-type="string">
            <text:p text:style-name="P9"><draw:control text:anchor-type="as-char" svg:y="-0.621cm" draw:z-index="115" draw:name="M3-SA-06" draw:style-name="gr1" draw:text-style-name="P16" svg:width="10.15cm" svg:height="0.802cm" draw:control="control116"/></text:p>
          </table:table-cell>
          <table:table-cell table:style-name="Table6.C2" office:value-type="string">
            <text:p text:style-name="P9"><draw:control text:anchor-type="as-char" svg:y="-0.621cm" draw:z-index="116" draw:name="M3-PC-06" draw:style-name="gr1" draw:text-style-name="P16" svg:width="2.601cm" svg:height="0.802cm" draw:control="control117"/></text:p>
          </table:table-cell>
        </table:table-row>
        <table:table-row table:style-name="Table6.2">
          <table:table-cell table:style-name="Table6.A2" office:value-type="string">
            <text:p text:style-name="P8"><draw:control text:anchor-type="as-char" svg:y="-0.621cm" draw:z-index="117" draw:name="M3-PN-07" draw:style-name="gr1" draw:text-style-name="P16" svg:width="4.1cm" svg:height="0.802cm" draw:control="control118"/></text:p>
          </table:table-cell>
          <table:table-cell table:style-name="Table6.A2" office:value-type="string">
            <text:p text:style-name="P9"><draw:control text:anchor-type="as-char" svg:y="-0.621cm" draw:z-index="118" draw:name="M3-SA-07" draw:style-name="gr1" draw:text-style-name="P16" svg:width="10.15cm" svg:height="0.802cm" draw:control="control119"/></text:p>
          </table:table-cell>
          <table:table-cell table:style-name="Table6.C2" office:value-type="string">
            <text:p text:style-name="P9"><draw:control text:anchor-type="as-char" svg:y="-0.621cm" draw:z-index="119" draw:name="M3-PC-07" draw:style-name="gr1" draw:text-style-name="P16" svg:width="2.601cm" svg:height="0.802cm" draw:control="control120"/></text:p>
          </table:table-cell>
        </table:table-row>
        <table:table-row table:style-name="Table6.2">
          <table:table-cell table:style-name="Table6.A9" office:value-type="string">
            <text:p text:style-name="P8"><draw:control text:anchor-type="as-char" svg:y="-0.621cm" draw:z-index="120" draw:name="M3-PN-08" draw:style-name="gr1" draw:text-style-name="P16" svg:width="4.1cm" svg:height="0.802cm" draw:control="control121"/></text:p>
          </table:table-cell>
          <table:table-cell table:style-name="Table6.A9" office:value-type="string">
            <text:p text:style-name="P9"><draw:control text:anchor-type="as-char" svg:y="-0.621cm" draw:z-index="121" draw:name="M3-SA-08" draw:style-name="gr1" draw:text-style-name="P16" svg:width="10.15cm" svg:height="0.802cm" draw:control="control122"/></text:p>
          </table:table-cell>
          <table:table-cell table:style-name="Table6.C9" office:value-type="string">
            <text:p text:style-name="P9"><draw:control text:anchor-type="as-char" svg:y="-0.621cm" draw:z-index="122" draw:name="M3-PC-08" draw:style-name="gr1" draw:text-style-name="P16" svg:width="2.601cm" svg:height="0.802cm" draw:control="control123"/></text:p>
          </table:table-cell>
        </table:table-row>
        <table:table-row table:style-name="Table6.2">
          <table:table-cell table:style-name="Table6.A9" office:value-type="string">
            <text:p text:style-name="P8"><draw:control text:anchor-type="as-char" svg:y="-0.621cm" draw:z-index="123" draw:name="M3-PN-09" draw:style-name="gr1" draw:text-style-name="P16" svg:width="4.1cm" svg:height="0.802cm" draw:control="control124"/></text:p>
          </table:table-cell>
          <table:table-cell table:style-name="Table6.A9" office:value-type="string">
            <text:p text:style-name="P9"><draw:control text:anchor-type="as-char" svg:y="-0.621cm" draw:z-index="124" draw:name="M3-SA-09" draw:style-name="gr1" draw:text-style-name="P16" svg:width="10.15cm" svg:height="0.802cm" draw:control="control125"/></text:p>
          </table:table-cell>
          <table:table-cell table:style-name="Table6.C9" office:value-type="string">
            <text:p text:style-name="P9"><draw:control text:anchor-type="as-char" svg:y="-0.621cm" draw:z-index="125" draw:name="M3-PC-09" draw:style-name="gr1" draw:text-style-name="P16" svg:width="2.601cm" svg:height="0.802cm" draw:control="control126"/></text:p>
          </table:table-cell>
        </table:table-row>
        <table:table-row table:style-name="Table6.2">
          <table:table-cell table:style-name="Table6.A9" office:value-type="string">
            <text:p text:style-name="P8"><draw:control text:anchor-type="as-char" svg:y="-0.621cm" draw:z-index="126" draw:name="M3-PN-10" draw:style-name="gr1" draw:text-style-name="P16" svg:width="4.1cm" svg:height="0.802cm" draw:control="control127"/></text:p>
          </table:table-cell>
          <table:table-cell table:style-name="Table6.A9" office:value-type="string">
            <text:p text:style-name="P9"><draw:control text:anchor-type="as-char" svg:y="-0.621cm" draw:z-index="127" draw:name="M3-SA-10" draw:style-name="gr1" draw:text-style-name="P16" svg:width="10.15cm" svg:height="0.802cm" draw:control="control128"/></text:p>
          </table:table-cell>
          <table:table-cell table:style-name="Table6.C9" office:value-type="string">
            <text:p text:style-name="P9"><draw:control text:anchor-type="as-char" svg:y="-0.621cm" draw:z-index="128" draw:name="M3-PC-10" draw:style-name="gr1" draw:text-style-name="P16" svg:width="2.601cm" svg:height="0.802cm" draw:control="control129"/></text:p>
          </table:table-cell>
        </table:table-row>
        <table:table-row table:style-name="Table6.2">
          <table:table-cell table:style-name="Table6.A9" office:value-type="string">
            <text:p text:style-name="P8"><draw:control text:anchor-type="as-char" svg:y="-0.621cm" draw:z-index="129" draw:name="M3-PN-11" draw:style-name="gr1" draw:text-style-name="P16" svg:width="4.1cm" svg:height="0.802cm" draw:control="control130"/></text:p>
          </table:table-cell>
          <table:table-cell table:style-name="Table6.A9" office:value-type="string">
            <text:p text:style-name="P9"><draw:control text:anchor-type="as-char" svg:y="-0.621cm" draw:z-index="130" draw:name="M3-SA-11" draw:style-name="gr1" draw:text-style-name="P16" svg:width="10.15cm" svg:height="0.802cm" draw:control="control131"/></text:p>
          </table:table-cell>
          <table:table-cell table:style-name="Table6.C9" office:value-type="string">
            <text:p text:style-name="P9"><draw:control text:anchor-type="as-char" svg:y="-0.621cm" draw:z-index="131" draw:name="M3-PC-11" draw:style-name="gr1" draw:text-style-name="P16" svg:width="2.601cm" svg:height="0.802cm" draw:control="control132"/></text:p>
          </table:table-cell>
        </table:table-row>
        <table:table-row table:style-name="Table6.2">
          <table:table-cell table:style-name="Table6.A9" office:value-type="string">
            <text:p text:style-name="P8"><draw:control text:anchor-type="as-char" svg:y="-0.621cm" draw:z-index="132" draw:name="M3-PN-12" draw:style-name="gr1" draw:text-style-name="P16" svg:width="4.1cm" svg:height="0.802cm" draw:control="control133"/></text:p>
          </table:table-cell>
          <table:table-cell table:style-name="Table6.A9" office:value-type="string">
            <text:p text:style-name="P9"><draw:control text:anchor-type="as-char" svg:y="-0.621cm" draw:z-index="133" draw:name="M3-SA-12" draw:style-name="gr1" draw:text-style-name="P16" svg:width="10.15cm" svg:height="0.802cm" draw:control="control134"/></text:p>
          </table:table-cell>
          <table:table-cell table:style-name="Table6.C9" office:value-type="string">
            <text:p text:style-name="P9"><draw:control text:anchor-type="as-char" svg:y="-0.621cm" draw:z-index="134" draw:name="M3-PC-12" draw:style-name="gr1" draw:text-style-name="P16" svg:width="2.601cm" svg:height="0.802cm" draw:control="control135"/></text:p>
          </table:table-cell>
        </table:table-row>
        <table:table-row table:style-name="Table6.2">
          <table:table-cell table:style-name="Table6.A9" office:value-type="string">
            <text:p text:style-name="P8"><draw:control text:anchor-type="as-char" svg:y="-0.621cm" draw:z-index="135" draw:name="M3-PN-13" draw:style-name="gr1" draw:text-style-name="P16" svg:width="4.1cm" svg:height="0.802cm" draw:control="control136"/></text:p>
          </table:table-cell>
          <table:table-cell table:style-name="Table6.A9" office:value-type="string">
            <text:p text:style-name="P9"><draw:control text:anchor-type="as-char" svg:y="-0.621cm" draw:z-index="136" draw:name="M3-SA-13" draw:style-name="gr1" draw:text-style-name="P16" svg:width="10.15cm" svg:height="0.802cm" draw:control="control137"/></text:p>
          </table:table-cell>
          <table:table-cell table:style-name="Table6.C9" office:value-type="string">
            <text:p text:style-name="P9"><draw:control text:anchor-type="as-char" svg:y="-0.621cm" draw:z-index="137" draw:name="M3-PC-13" draw:style-name="gr1" draw:text-style-name="P16" svg:width="2.601cm" svg:height="0.802cm" draw:control="control138"/></text:p>
          </table:table-cell>
        </table:table-row>
        <table:table-row table:style-name="Table6.2">
          <table:table-cell table:style-name="Table6.A9" office:value-type="string">
            <text:p text:style-name="P8"><draw:control text:anchor-type="as-char" svg:y="-0.621cm" draw:z-index="138" draw:name="M3-PN-14" draw:style-name="gr1" draw:text-style-name="P16" svg:width="4.1cm" svg:height="0.802cm" draw:control="control139"/></text:p>
          </table:table-cell>
          <table:table-cell table:style-name="Table6.A9" office:value-type="string">
            <text:p text:style-name="P9"><draw:control text:anchor-type="as-char" svg:y="-0.621cm" draw:z-index="139" draw:name="M3-SA-14" draw:style-name="gr1" draw:text-style-name="P16" svg:width="10.15cm" svg:height="0.802cm" draw:control="control140"/></text:p>
          </table:table-cell>
          <table:table-cell table:style-name="Table6.C9" office:value-type="string">
            <text:p text:style-name="P9"><draw:control text:anchor-type="as-char" svg:y="-0.621cm" draw:z-index="140" draw:name="M3-PC-14" draw:style-name="gr1" draw:text-style-name="P16" svg:width="2.601cm" svg:height="0.802cm" draw:control="control141"/></text:p>
          </table:table-cell>
        </table:table-row>
      </table:table>
      <text:p text:style-name="P11">If a fourth manager is also responsible, give their details on the next page.</text:p>
      <text:p text:style-name="P7">Technically competent manager 4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2">First name</text:p>
          </table:table-cell>
          <table:table-cell table:style-name="Table7.B1" office:value-type="string">
            <text:p text:style-name="P10"><draw:control text:anchor-type="as-char" svg:y="-0.621cm" draw:z-index="141" draw:name="M4-first-name" draw:style-name="gr2" draw:text-style-name="P16" svg:width="10.701cm" svg:height="0.802cm" draw:control="control142"/></text:p>
          </table:table-cell>
        </table:table-row>
        <table:table-row table:style-name="Table7.1">
          <table:table-cell table:style-name="Table7.A2" office:value-type="string">
            <text:p text:style-name="P12">Last name</text:p>
          </table:table-cell>
          <table:table-cell table:style-name="Table7.B2" office:value-type="string">
            <text:p text:style-name="P10"><draw:control text:anchor-type="as-char" svg:y="-0.621cm" draw:z-index="142" draw:name="M4-last-name" draw:style-name="gr2" draw:text-style-name="P16" svg:width="10.701cm" svg:height="0.802cm" draw:control="control143"/></text:p>
          </table:table-cell>
        </table:table-row>
        <table:table-row table:style-name="Table7.1">
          <table:table-cell table:style-name="Table7.A2" office:value-type="string">
            <text:p text:style-name="P12">Date of birth <text:span text:style-name="T6">DD/MM/YYYY</text:span></text:p>
          </table:table-cell>
          <table:table-cell table:style-name="Table7.B2" office:value-type="string">
            <text:p text:style-name="P10"><draw:control text:anchor-type="as-char" svg:y="-0.621cm" draw:z-index="143" draw:name="M4-date-of-birth" draw:style-name="gr2" draw:text-style-name="P16" svg:width="10.701cm" svg:height="0.802cm" draw:control="control144"/></text:p>
          </table:table-cell>
        </table:table-row>
        <table:table-row table:style-name="Table7.1">
          <table:table-cell table:style-name="Table7.A2" office:value-type="string">
            <text:p text:style-name="P12">Phone<text:span text:style-name="T6"> - landline or mobile</text:span></text:p>
          </table:table-cell>
          <table:table-cell table:style-name="Table7.B2" office:value-type="string">
            <text:p text:style-name="P10"><draw:control text:anchor-type="as-char" svg:y="-0.621cm" draw:z-index="144" draw:name="M4-phone" draw:style-name="gr2" draw:text-style-name="P16" svg:width="10.701cm" svg:height="0.802cm" draw:control="control145"/></text:p>
          </table:table-cell>
        </table:table-row>
        <table:table-row table:style-name="Table7.1">
          <table:table-cell table:style-name="Table7.A2" office:value-type="string">
            <text:p text:style-name="P12">Email</text:p>
          </table:table-cell>
          <table:table-cell table:style-name="Table7.B2" office:value-type="string">
            <text:p text:style-name="P10"><draw:control text:anchor-type="as-char" svg:y="-0.621cm" draw:z-index="145" draw:name="M4-email" draw:style-name="gr2" draw:text-style-name="P16" svg:width="10.701cm" svg:height="0.802cm" draw:control="control146"/></text:p>
          </table:table-cell>
        </table:table-row>
      </table:table>
      <text:p text:style-name="P4"><text:span text:style-name="T3"><text:line-break/>Give details for </text:span><text:span text:style-name="T4">all</text:span><text:span text:style-name="T3"> permitted operations that this person provides technical competence for, in addition to the current application. Include permits held by other operators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>Permit number<text:line-break/><text:span text:style-name="T6">eg EPR/AB1234CD</text:span></text:p>
          </table:table-cell>
          <table:table-cell table:style-name="Table8.A1" office:value-type="string">
            <text:p text:style-name="P13">Site address<text:line-break/><text:span text:style-name="T6">Address is not needed for mobile plant permits</text:span></text:p>
          </table:table-cell>
          <table:table-cell table:style-name="Table8.C1" office:value-type="string">
            <text:p text:style-name="P13">Postcode</text:p>
          </table:table-cell>
        </table:table-row>
        <table:table-row table:style-name="Table8.2">
          <table:table-cell table:style-name="Table8.A2" office:value-type="string">
            <text:p text:style-name="Standard"><draw:control text:anchor-type="as-char" svg:y="-0.621cm" draw:z-index="146" draw:name="M4-PN-01" draw:style-name="gr1" draw:text-style-name="P16" svg:width="4.1cm" svg:height="0.802cm" draw:control="control147"/></text:p>
          </table:table-cell>
          <table:table-cell table:style-name="Table8.A2" office:value-type="string">
            <text:p text:style-name="P14"><draw:control text:anchor-type="as-char" svg:y="-0.621cm" draw:z-index="147" draw:name="M4-SA-01" draw:style-name="gr1" draw:text-style-name="P16" svg:width="10.15cm" svg:height="0.802cm" draw:control="control148"/></text:p>
          </table:table-cell>
          <table:table-cell table:style-name="Table8.C2" office:value-type="string">
            <text:p text:style-name="Standard"><draw:control text:anchor-type="as-char" svg:y="-0.621cm" draw:z-index="148" draw:name="M4-PC-01" draw:style-name="gr1" draw:text-style-name="P16" svg:width="2.601cm" svg:height="0.802cm" draw:control="control149"/></text:p>
          </table:table-cell>
        </table:table-row>
        <table:table-row table:style-name="Table8.2">
          <table:table-cell table:style-name="Table8.A2" office:value-type="string">
            <text:p text:style-name="Standard"><draw:control text:anchor-type="as-char" svg:y="-0.621cm" draw:z-index="149" draw:name="M4-PN-02" draw:style-name="gr1" draw:text-style-name="P16" svg:width="4.1cm" svg:height="0.802cm" draw:control="control150"/></text:p>
          </table:table-cell>
          <table:table-cell table:style-name="Table8.A2" office:value-type="string">
            <text:p text:style-name="Standard"><draw:control text:anchor-type="as-char" svg:y="-0.621cm" draw:z-index="150" draw:name="M4-SA-02" draw:style-name="gr1" draw:text-style-name="P16" svg:width="10.15cm" svg:height="0.802cm" draw:control="control151"/></text:p>
          </table:table-cell>
          <table:table-cell table:style-name="Table8.C2" office:value-type="string">
            <text:p text:style-name="Standard"><draw:control text:anchor-type="as-char" svg:y="-0.621cm" draw:z-index="151" draw:name="M4-PC-02" draw:style-name="gr1" draw:text-style-name="P16" svg:width="2.601cm" svg:height="0.802cm" draw:control="control152"/></text:p>
          </table:table-cell>
        </table:table-row>
        <table:table-row table:style-name="Table8.2">
          <table:table-cell table:style-name="Table8.A2" office:value-type="string">
            <text:p text:style-name="Standard"><draw:control text:anchor-type="as-char" svg:y="-0.621cm" draw:z-index="152" draw:name="M4-PN-03" draw:style-name="gr1" draw:text-style-name="P16" svg:width="4.1cm" svg:height="0.802cm" draw:control="control153"/></text:p>
          </table:table-cell>
          <table:table-cell table:style-name="Table8.A2" office:value-type="string">
            <text:p text:style-name="Standard"><draw:control text:anchor-type="as-char" svg:y="-0.621cm" draw:z-index="153" draw:name="M4-SA-03" draw:style-name="gr1" draw:text-style-name="P16" svg:width="10.15cm" svg:height="0.802cm" draw:control="control154"/></text:p>
          </table:table-cell>
          <table:table-cell table:style-name="Table8.C2" office:value-type="string">
            <text:p text:style-name="Standard"><draw:control text:anchor-type="as-char" svg:y="-0.621cm" draw:z-index="154" draw:name="M4-PC-03" draw:style-name="gr1" draw:text-style-name="P16" svg:width="2.601cm" svg:height="0.802cm" draw:control="control155"/></text:p>
          </table:table-cell>
        </table:table-row>
        <table:table-row table:style-name="Table8.2">
          <table:table-cell table:style-name="Table8.A2" office:value-type="string">
            <text:p text:style-name="Standard"><draw:control text:anchor-type="as-char" svg:y="-0.621cm" draw:z-index="155" draw:name="M4-PN-04" draw:style-name="gr1" draw:text-style-name="P16" svg:width="4.1cm" svg:height="0.802cm" draw:control="control156"/></text:p>
          </table:table-cell>
          <table:table-cell table:style-name="Table8.A2" office:value-type="string">
            <text:p text:style-name="Standard"><draw:control text:anchor-type="as-char" svg:y="-0.621cm" draw:z-index="156" draw:name="M4-SA-04" draw:style-name="gr1" draw:text-style-name="P16" svg:width="10.15cm" svg:height="0.802cm" draw:control="control157"/></text:p>
          </table:table-cell>
          <table:table-cell table:style-name="Table8.C2" office:value-type="string">
            <text:p text:style-name="Standard"><draw:control text:anchor-type="as-char" svg:y="-0.621cm" draw:z-index="157" draw:name="M4-PC-04" draw:style-name="gr1" draw:text-style-name="P16" svg:width="2.601cm" svg:height="0.802cm" draw:control="control158"/></text:p>
          </table:table-cell>
        </table:table-row>
        <table:table-row table:style-name="Table8.2">
          <table:table-cell table:style-name="Table8.A2" office:value-type="string">
            <text:p text:style-name="P8"><draw:control text:anchor-type="as-char" svg:y="-0.621cm" draw:z-index="158" draw:name="M4-PN-05" draw:style-name="gr1" draw:text-style-name="P16" svg:width="4.1cm" svg:height="0.802cm" draw:control="control159"/></text:p>
          </table:table-cell>
          <table:table-cell table:style-name="Table8.A2" office:value-type="string">
            <text:p text:style-name="P9"><draw:control text:anchor-type="as-char" svg:y="-0.621cm" draw:z-index="159" draw:name="M4-SA-05" draw:style-name="gr1" draw:text-style-name="P16" svg:width="10.15cm" svg:height="0.802cm" draw:control="control160"/></text:p>
          </table:table-cell>
          <table:table-cell table:style-name="Table8.C2" office:value-type="string">
            <text:p text:style-name="P9"><draw:control text:anchor-type="as-char" svg:y="-0.621cm" draw:z-index="160" draw:name="M4-PC-05" draw:style-name="gr1" draw:text-style-name="P16" svg:width="2.601cm" svg:height="0.802cm" draw:control="control161"/></text:p>
          </table:table-cell>
        </table:table-row>
        <table:table-row table:style-name="Table8.2">
          <table:table-cell table:style-name="Table8.A2" office:value-type="string">
            <text:p text:style-name="P8"><draw:control text:anchor-type="as-char" svg:y="-0.621cm" draw:z-index="161" draw:name="M4-PN-06" draw:style-name="gr1" draw:text-style-name="P16" svg:width="4.1cm" svg:height="0.802cm" draw:control="control162"/></text:p>
          </table:table-cell>
          <table:table-cell table:style-name="Table8.A2" office:value-type="string">
            <text:p text:style-name="P9"><draw:control text:anchor-type="as-char" svg:y="-0.621cm" draw:z-index="162" draw:name="M4-SA-06" draw:style-name="gr1" draw:text-style-name="P16" svg:width="10.15cm" svg:height="0.802cm" draw:control="control163"/></text:p>
          </table:table-cell>
          <table:table-cell table:style-name="Table8.C2" office:value-type="string">
            <text:p text:style-name="P9"><draw:control text:anchor-type="as-char" svg:y="-0.621cm" draw:z-index="163" draw:name="M4-PC-06" draw:style-name="gr1" draw:text-style-name="P16" svg:width="2.601cm" svg:height="0.802cm" draw:control="control164"/></text:p>
          </table:table-cell>
        </table:table-row>
        <table:table-row table:style-name="Table8.2">
          <table:table-cell table:style-name="Table8.A2" office:value-type="string">
            <text:p text:style-name="P8"><draw:control text:anchor-type="as-char" svg:y="-0.621cm" draw:z-index="164" draw:name="M4-PN-07" draw:style-name="gr1" draw:text-style-name="P16" svg:width="4.1cm" svg:height="0.802cm" draw:control="control165"/></text:p>
          </table:table-cell>
          <table:table-cell table:style-name="Table8.A2" office:value-type="string">
            <text:p text:style-name="P9"><draw:control text:anchor-type="as-char" svg:y="-0.621cm" draw:z-index="165" draw:name="M4-SA-07" draw:style-name="gr1" draw:text-style-name="P16" svg:width="10.15cm" svg:height="0.802cm" draw:control="control166"/></text:p>
          </table:table-cell>
          <table:table-cell table:style-name="Table8.C2" office:value-type="string">
            <text:p text:style-name="P9"><draw:control text:anchor-type="as-char" svg:y="-0.621cm" draw:z-index="166" draw:name="M4-PC-07" draw:style-name="gr1" draw:text-style-name="P16" svg:width="2.601cm" svg:height="0.802cm" draw:control="control167"/></text:p>
          </table:table-cell>
        </table:table-row>
        <table:table-row table:style-name="Table8.2">
          <table:table-cell table:style-name="Table8.A9" office:value-type="string">
            <text:p text:style-name="P8"><draw:control text:anchor-type="as-char" svg:y="-0.621cm" draw:z-index="167" draw:name="M4-PN-08" draw:style-name="gr1" draw:text-style-name="P16" svg:width="4.1cm" svg:height="0.802cm" draw:control="control168"/></text:p>
          </table:table-cell>
          <table:table-cell table:style-name="Table8.A9" office:value-type="string">
            <text:p text:style-name="P9"><draw:control text:anchor-type="as-char" svg:y="-0.621cm" draw:z-index="168" draw:name="M4-SA-08" draw:style-name="gr1" draw:text-style-name="P16" svg:width="10.15cm" svg:height="0.802cm" draw:control="control169"/></text:p>
          </table:table-cell>
          <table:table-cell table:style-name="Table8.C9" office:value-type="string">
            <text:p text:style-name="P9"><draw:control text:anchor-type="as-char" svg:y="-0.621cm" draw:z-index="169" draw:name="M4-PC-08" draw:style-name="gr1" draw:text-style-name="P16" svg:width="2.601cm" svg:height="0.802cm" draw:control="control170"/></text:p>
          </table:table-cell>
        </table:table-row>
        <table:table-row table:style-name="Table8.2">
          <table:table-cell table:style-name="Table8.A9" office:value-type="string">
            <text:p text:style-name="P8"><draw:control text:anchor-type="as-char" svg:y="-0.621cm" draw:z-index="170" draw:name="M4-PN-09" draw:style-name="gr1" draw:text-style-name="P16" svg:width="4.1cm" svg:height="0.802cm" draw:control="control171"/></text:p>
          </table:table-cell>
          <table:table-cell table:style-name="Table8.A9" office:value-type="string">
            <text:p text:style-name="P9"><draw:control text:anchor-type="as-char" svg:y="-0.621cm" draw:z-index="171" draw:name="M4-SA-09" draw:style-name="gr1" draw:text-style-name="P16" svg:width="10.15cm" svg:height="0.802cm" draw:control="control172"/></text:p>
          </table:table-cell>
          <table:table-cell table:style-name="Table8.C9" office:value-type="string">
            <text:p text:style-name="P9"><draw:control text:anchor-type="as-char" svg:y="-0.621cm" draw:z-index="172" draw:name="M4-PC-09" draw:style-name="gr1" draw:text-style-name="P16" svg:width="2.601cm" svg:height="0.802cm" draw:control="control173"/></text:p>
          </table:table-cell>
        </table:table-row>
        <table:table-row table:style-name="Table8.2">
          <table:table-cell table:style-name="Table8.A9" office:value-type="string">
            <text:p text:style-name="P8"><draw:control text:anchor-type="as-char" svg:y="-0.621cm" draw:z-index="173" draw:name="M4-PN-10" draw:style-name="gr1" draw:text-style-name="P16" svg:width="4.1cm" svg:height="0.802cm" draw:control="control174"/></text:p>
          </table:table-cell>
          <table:table-cell table:style-name="Table8.A9" office:value-type="string">
            <text:p text:style-name="P9"><draw:control text:anchor-type="as-char" svg:y="-0.621cm" draw:z-index="174" draw:name="M4-SA-10" draw:style-name="gr1" draw:text-style-name="P16" svg:width="10.15cm" svg:height="0.802cm" draw:control="control175"/></text:p>
          </table:table-cell>
          <table:table-cell table:style-name="Table8.C9" office:value-type="string">
            <text:p text:style-name="P9"><draw:control text:anchor-type="as-char" svg:y="-0.621cm" draw:z-index="175" draw:name="M4-PC-10" draw:style-name="gr1" draw:text-style-name="P16" svg:width="2.601cm" svg:height="0.802cm" draw:control="control176"/></text:p>
          </table:table-cell>
        </table:table-row>
        <table:table-row table:style-name="Table8.2">
          <table:table-cell table:style-name="Table8.A9" office:value-type="string">
            <text:p text:style-name="P8"><draw:control text:anchor-type="as-char" svg:y="-0.621cm" draw:z-index="176" draw:name="M4-PN-11" draw:style-name="gr1" draw:text-style-name="P16" svg:width="4.1cm" svg:height="0.802cm" draw:control="control177"/></text:p>
          </table:table-cell>
          <table:table-cell table:style-name="Table8.A9" office:value-type="string">
            <text:p text:style-name="P9"><draw:control text:anchor-type="as-char" svg:y="-0.621cm" draw:z-index="177" draw:name="M4-SA-11" draw:style-name="gr1" draw:text-style-name="P16" svg:width="10.15cm" svg:height="0.802cm" draw:control="control178"/></text:p>
          </table:table-cell>
          <table:table-cell table:style-name="Table8.C9" office:value-type="string">
            <text:p text:style-name="P9"><draw:control text:anchor-type="as-char" svg:y="-0.621cm" draw:z-index="178" draw:name="M4-PC-11" draw:style-name="gr1" draw:text-style-name="P16" svg:width="2.601cm" svg:height="0.802cm" draw:control="control179"/></text:p>
          </table:table-cell>
        </table:table-row>
        <table:table-row table:style-name="Table8.2">
          <table:table-cell table:style-name="Table8.A9" office:value-type="string">
            <text:p text:style-name="P8"><draw:control text:anchor-type="as-char" svg:y="-0.621cm" draw:z-index="179" draw:name="M4-PN-12" draw:style-name="gr1" draw:text-style-name="P16" svg:width="4.1cm" svg:height="0.802cm" draw:control="control180"/></text:p>
          </table:table-cell>
          <table:table-cell table:style-name="Table8.A9" office:value-type="string">
            <text:p text:style-name="P9"><draw:control text:anchor-type="as-char" svg:y="-0.621cm" draw:z-index="180" draw:name="M4-SA-12" draw:style-name="gr1" draw:text-style-name="P16" svg:width="10.15cm" svg:height="0.802cm" draw:control="control181"/></text:p>
          </table:table-cell>
          <table:table-cell table:style-name="Table8.C9" office:value-type="string">
            <text:p text:style-name="P9"><draw:control text:anchor-type="as-char" svg:y="-0.621cm" draw:z-index="181" draw:name="M4-PC-12" draw:style-name="gr1" draw:text-style-name="P16" svg:width="2.601cm" svg:height="0.802cm" draw:control="control182"/></text:p>
          </table:table-cell>
        </table:table-row>
        <table:table-row table:style-name="Table8.2">
          <table:table-cell table:style-name="Table8.A9" office:value-type="string">
            <text:p text:style-name="P8"><draw:control text:anchor-type="as-char" svg:y="-0.621cm" draw:z-index="182" draw:name="M4-PN-13" draw:style-name="gr1" draw:text-style-name="P16" svg:width="4.1cm" svg:height="0.802cm" draw:control="control183"/></text:p>
          </table:table-cell>
          <table:table-cell table:style-name="Table8.A9" office:value-type="string">
            <text:p text:style-name="P9"><draw:control text:anchor-type="as-char" svg:y="-0.621cm" draw:z-index="183" draw:name="M4-SA-13" draw:style-name="gr1" draw:text-style-name="P16" svg:width="10.15cm" svg:height="0.802cm" draw:control="control184"/></text:p>
          </table:table-cell>
          <table:table-cell table:style-name="Table8.C9" office:value-type="string">
            <text:p text:style-name="P9"><draw:control text:anchor-type="as-char" svg:y="-0.621cm" draw:z-index="184" draw:name="M4-PC-13" draw:style-name="gr1" draw:text-style-name="P16" svg:width="2.601cm" svg:height="0.802cm" draw:control="control185"/></text:p>
          </table:table-cell>
        </table:table-row>
        <table:table-row table:style-name="Table8.2">
          <table:table-cell table:style-name="Table8.A9" office:value-type="string">
            <text:p text:style-name="P8"><draw:control text:anchor-type="as-char" svg:y="-0.621cm" draw:z-index="185" draw:name="M4-PN-14" draw:style-name="gr1" draw:text-style-name="P16" svg:width="4.1cm" svg:height="0.802cm" draw:control="control186"/></text:p>
          </table:table-cell>
          <table:table-cell table:style-name="Table8.A9" office:value-type="string">
            <text:p text:style-name="P9"><draw:control text:anchor-type="as-char" svg:y="-0.621cm" draw:z-index="186" draw:name="M4-SA-14" draw:style-name="gr1" draw:text-style-name="P16" svg:width="10.15cm" svg:height="0.802cm" draw:control="control187"/></text:p>
          </table:table-cell>
          <table:table-cell table:style-name="Table8.C9" office:value-type="string">
            <text:p text:style-name="P9"><draw:control text:anchor-type="as-char" svg:y="-0.621cm" draw:z-index="187" draw:name="M4-PC-14" draw:style-name="gr1" draw:text-style-name="P16" svg:width="2.601cm" svg:height="0.802cm" draw:control="control188"/></text:p>
          </table:table-cell>
        </table:table-row>
      </table:table>
      <text:p text:style-name="P3"/>
      <text:p text:style-name="P3">If there are other managers responsible for the permitted operations, give their details in another document and upload it with this form.</text:p>
      <text:p text:style-name="P6"/>
      <text:p text:style-name="P5"><text:span text:style-name="T7">Form version: </text:span><text:span text:style-name="T7"><text:file-name text:display="name">technically-competent-manager-details-form-WORD</text:file-n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Merriweather Sans" svg:font-family="'Merriweather Sans'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3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loext:contextual-spacing="false" fo:margin-top="0cm" fo:margin-bottom="0.212cm" fo:line-height="113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Proxima Nova" fo:font-size="12pt" fo:language="en" fo:country="US" style:letter-kerning="true" style:font-name-asian="Proxima Nova1" style:font-size-asian="12pt" style:language-asian="zh" style:country-asian="CN" style:font-name-complex="Proxima Nov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Caladea" fo:font-size="14pt" style:font-name-asian="Caladea1" style:font-size-asian="14pt" style:font-name-complex="Calade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cm" fo:margin-bottom="0.635cm" fo:line-height="113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13%" fo:keep-together="always" fo:keep-with-next="always"/>
      <style:text-properties fo:font-size="14pt" style:font-size-asian="14pt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Pa0" style:family="paragraph" style:parent-style-name="Standard" style:next-style-name="Standard">
      <style:paragraph-properties style:line-height-at-least="0.425cm" fo:text-align="start" style:justify-single-word="false"/>
      <style:text-properties style:use-window-font-color="true" style:font-name="Proxima Nova" fo:font-size="12pt" style:font-name-asian="Proxima Nova1" style:font-size-asian="12pt" style:font-name-complex="Proxima Nova1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Table" style:family="paragraph" style:parent-style-name="Text_20_body" style:class="extra">
      <style:paragraph-properties fo:margin-top="0cm" fo:margin-bottom="0cm" fo:line-height="0.7cm"/>
    </style:style>
    <style:style style:name="A0" style:family="text">
      <style:text-properties fo:font-size="8.5pt" fo:font-weight="bold" style:font-size-asian="8.5pt" style:font-weight-asian="bold" style:font-size-complex="8.5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.101cm" fo:border-left="none" fo:border-right="none" fo:border-top="none" fo:border-bottom="0.018cm solid #000000" style:shadow="none"/>
    </style:style>
    <style:style style:name="MT1" style:family="text">
      <style:text-properties style:font-name="Merriweather Sans" fo:font-size="10pt" fo:font-weight="normal" style:font-size-asian="10pt" style:font-weight-asian="normal" style:font-size-complex="10pt" style:font-weight-complex="normal"/>
    </style:style>
    <style:style style:name="MT2" style:family="text">
      <style:text-properties style:font-name="Merriweather Sans" fo:font-size="10pt" fo:font-weight="normal" style:font-name-asian="Arial2" style:font-size-asian="10pt" style:font-weight-asian="normal" style:font-name-complex="Arial2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1.7cm" fo:margin-left="1.998cm" fo:margin-right="1.998cm" style:writing-mode="lr-tb" style:layout-grid-color="#c0c0c0" style:layout-grid-lines="25704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A0"><text:span text:style-name="MT1">Application for an environmental permit: t</text:span></text:span><text:span text:style-name="A0"><text:span text:style-name="MT2">echnically competent manager details<text:tab/>Page </text:span></text:span><text:span text:style-name="A0"><text:span text:style-name="MT2"><text:page-number text:select-page="current">4</text:page-number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Unix OpenOffice.org_project/415m1$Build-9789</meta:generator>
    <dc:date>2018-04-23T10:51:17</dc:date>
    <dc:creator>Martin Glancy</dc:creator>
    <meta:editing-duration>P1DT6H2M</meta:editing-duration>
    <meta:editing-cycles>33</meta:editing-cycles>
    <meta:document-statistic meta:table-count="8" meta:image-count="0" meta:object-count="0" meta:page-count="4" meta:paragraph-count="237" meta:word-count="360" meta:character-count="2489"/>
  </office:meta>
</office:document-meta>
</file>